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1.7079in" svg:height="6.8193in" svg:x="4.1535in" svg:y="0.565in">
            <draw:object draw:notify-on-update-of-ranges="Sheet1.B1:Sheet1.B1 Sheet1.B2:Sheet1.B501 Sheet1.C1:Sheet1.C1 Sheet1.C2:Sheet1.C501 Sheet1.B1:Sheet1.B1 Sheet1.B2:Sheet1.B501 Sheet1.D1:Sheet1.D1 Sheet1.D2:Sheet1.D501 Sheet1.B1:Sheet1.B1 Sheet1.B2:Sheet1.B501 Sheet1.E1:Sheet1.E1 Sheet1.E2:Sheet1.E501 Sheet1.B1:Sheet1.B1 Sheet1.B2:Sheet1.B501 Sheet1.F1:Sheet1.F1 Sheet1.F2:Sheet1.F501 Sheet1.B1:Sheet1.B1 Sheet1.B2:Sheet1.B501 Sheet1.G1:Sheet1.G1 Sheet1.G2:Sheet1.G501 Sheet1.B1:Sheet1.B1 Sheet1.B2:Sheet1.B501 Sheet1.H1:Sheet1.H1 Sheet1.H2:Sheet1.H501 Sheet1.B1:Sheet1.B1 Sheet1.B2:Sheet1.B501 Sheet1.I1:Sheet1.I1 Sheet1.I2:Sheet1.I501 Sheet1.B1:Sheet1.B1 Sheet1.B2:Sheet1.B501 Sheet1.J1:Sheet1.J1 Sheet1.J2:Sheet1.J501 Sheet1.B1:Sheet1.B1 Sheet1.B2:Sheet1.B501 Sheet1.K1:Sheet1.K1 Sheet1.K2:Sheet1.K501 Sheet1.B1:Sheet1.B1 Sheet1.B2:Sheet1.B501 Sheet1.L1:Sheet1.L1 Sheet1.L2:Sheet1.L501 Sheet1.B1:Sheet1.B1 Sheet1.B2:Sheet1.B501 Sheet1.M1:Sheet1.M1 Sheet1.M2:Sheet1.M501 Sheet1.B1:Sheet1.B1 Sheet1.B2:Sheet1.B501 Sheet1.N1:Sheet1.N1 Sheet1.N2:Sheet1.N501 Sheet1.B1:Sheet1.B1 Sheet1.B2:Sheet1.B501 Sheet1.O1:Sheet1.O1 Sheet1.O2:Sheet1.O501 Sheet1.B1:Sheet1.B1 Sheet1.B2:Sheet1.B501 Sheet1.P1:Sheet1.P1 Sheet1.P2:Sheet1.P501 Sheet1.B1:Sheet1.B1 Sheet1.B2:Sheet1.B501 Sheet1.Q1:Sheet1.Q1 Sheet1.Q2:Sheet1.Q501 Sheet1.B1:Sheet1.B1 Sheet1.B2:Sheet1.B501 Sheet1.R1:Sheet1.R1 Sheet1.R2:Sheet1.R501 Sheet1.B1:Sheet1.B1 Sheet1.B2:Sheet1.B501 Sheet1.S1:Sheet1.S1 Sheet1.S2:Sheet1.S501 Sheet1.B1:Sheet1.B1 Sheet1.B2:Sheet1.B501 Sheet1.T1:Sheet1.T1 Sheet1.T2:Sheet1.T501 Sheet1.B1:Sheet1.B1 Sheet1.B2:Sheet1.B501 Sheet1.U1:Sheet1.U1 Sheet1.U2:Sheet1.U501 Sheet1.B1:Sheet1.B1 Sheet1.B2:Sheet1.B501 Sheet1.V1:Sheet1.V1 Sheet1.V2:Sheet1.V501 Sheet1.B1:Sheet1.B1 Sheet1.B2:Sheet1.B501 Sheet1.W1:Sheet1.W1 Sheet1.W2:Sheet1.W501 Sheet1.B1:Sheet1.B1 Sheet1.B2:Sheet1.B501 Sheet1.X1:Sheet1.X1 Sheet1.X2:Sheet1.X501 Sheet1.B1:Sheet1.B1 Sheet1.B2:Sheet1.B501 Sheet1.Y1:Sheet1.Y1 Sheet1.Y2:Sheet1.Y501 Sheet1.B1:Sheet1.B1 Sheet1.B2:Sheet1.B501 Sheet1.Z1:Sheet1.Z1 Sheet1.Z2:Sheet1.Z501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imetag</text:p>
          </table:table-cell>
          <table:table-cell office:value-type="string">
            <text:p>deltaT</text:p>
          </table:table-cell>
          <table:table-cell office:value-type="string">
            <text:p>cc-5d-4e-00-f2-e0</text:p>
          </table:table-cell>
          <table:table-cell office:value-type="string">
            <text:p>00-1a-2b-3e-df-09</text:p>
          </table:table-cell>
          <table:table-cell office:value-type="string">
            <text:p>00-1a-2b-80-b8-86</text:p>
          </table:table-cell>
          <table:table-cell office:value-type="string">
            <text:p>00-24-a8-97-1b-f0</text:p>
          </table:table-cell>
          <table:table-cell office:value-type="string">
            <text:p>00-24-a8-97-1b-f2</text:p>
          </table:table-cell>
          <table:table-cell office:value-type="string">
            <text:p>00-1b-3f-8e-cc-47</text:p>
          </table:table-cell>
          <table:table-cell office:value-type="string">
            <text:p>8c-0c-90-3b-81-b8</text:p>
          </table:table-cell>
          <table:table-cell office:value-type="string">
            <text:p>00-1a-2b-50-5f-ae</text:p>
          </table:table-cell>
          <table:table-cell office:value-type="string">
            <text:p>00-1a-2b-50-4a-39</text:p>
          </table:table-cell>
          <table:table-cell office:value-type="string">
            <text:p>00-1a-2b-3e-db-27</text:p>
          </table:table-cell>
          <table:table-cell office:value-type="string">
            <text:p>20-e5-2a-24-dd-ff</text:p>
          </table:table-cell>
          <table:table-cell office:value-type="string">
            <text:p>00-1a-2b-3e-d6-4d</text:p>
          </table:table-cell>
          <table:table-cell office:value-type="string">
            <text:p>cc-5d-4e-01-19-38</text:p>
          </table:table-cell>
          <table:table-cell office:value-type="string">
            <text:p>00-1a-2b-3e-cb-c5</text:p>
          </table:table-cell>
          <table:table-cell office:value-type="string">
            <text:p>00-23-6a-19-01-c0</text:p>
          </table:table-cell>
          <table:table-cell office:value-type="string">
            <text:p>10-c3-7b-54-11-cc</text:p>
          </table:table-cell>
          <table:table-cell office:value-type="string">
            <text:p>00-23-6a-48-0d-13</text:p>
          </table:table-cell>
          <table:table-cell office:value-type="string">
            <text:p>2c-54-2d-38-ed-36</text:p>
          </table:table-cell>
          <table:table-cell office:value-type="string">
            <text:p>00-23-6a-42-32-3d</text:p>
          </table:table-cell>
          <table:table-cell office:value-type="string">
            <text:p>00-1a-2b-3e-ce-1a</text:p>
          </table:table-cell>
          <table:table-cell office:value-type="string">
            <text:p>c8-f9-f9-ec-58-71</text:p>
          </table:table-cell>
          <table:table-cell office:value-type="string">
            <text:p>00-0e-8e-2c-42-9c</text:p>
          </table:table-cell>
          <table:table-cell office:value-type="string">
            <text:p>c8-f9-f9-ec-58-70</text:p>
          </table:table-cell>
          <table:table-cell office:value-type="string">
            <text:p>12-18-d6-5b-4f-00</text:p>
          </table:table-cell>
          <table:table-cell office:value-type="string">
            <text:p>00-1a-2b-3f-23-90</text:p>
          </table:table-cell>
          <table:table-cell office:value-type="string">
            <text:p>0a-18-d6-5b-a1-0e</text:p>
          </table:table-cell>
          <table:table-cell office:value-type="string">
            <text:p>14-d6-4d-2b-a2-1c</text:p>
          </table:table-cell>
          <table:table-cell office:value-type="string">
            <text:p>b4-14-89-f5-04-02</text:p>
          </table:table-cell>
          <table:table-cell office:value-type="string">
            <text:p>4c-00-82-e0-71-81</text:p>
          </table:table-cell>
          <table:table-cell office:value-type="string">
            <text:p>4c-00-82-e0-71-80</text:p>
          </table:table-cell>
          <table:table-cell office:value-type="string">
            <text:p>00-1a-2b-3e-d5-99</text:p>
          </table:table-cell>
          <table:table-cell office:value-type="string">
            <text:p>b4-14-89-f5-04-04</text:p>
          </table:table-cell>
          <table:table-cell office:value-type="string">
            <text:p>00-24-a8-97-1b-f7</text:p>
          </table:table-cell>
          <table:table-cell office:value-type="string">
            <text:p>b4-14-89-f5-04-05</text:p>
          </table:table-cell>
          <table:table-cell office:value-type="string">
            <text:p>00-1a-2b-3e-cd-26</text:p>
          </table:table-cell>
          <table:table-cell office:value-type="string">
            <text:p>00-1a-2b-3e-f7-2e</text:p>
          </table:table-cell>
          <table:table-cell office:value-type="string">
            <text:p>06-27-22-e3-11-7f</text:p>
          </table:table-cell>
          <table:table-cell office:value-type="string">
            <text:p>00-26-f3-d1-dd-d8</text:p>
          </table:table-cell>
          <table:table-cell office:value-type="string">
            <text:p>e8-39-35-f6-96-55</text:p>
          </table:table-cell>
          <table:table-cell office:value-type="string">
            <text:p>f8-8e-85-7c-88-42</text:p>
          </table:table-cell>
          <table:table-cell office:value-type="string">
            <text:p>00-24-14-e8-6b-90</text:p>
          </table:table-cell>
          <table:table-cell office:value-type="string">
            <text:p>00-1a-2b-3e-cb-9f</text:p>
          </table:table-cell>
          <table:table-cell office:value-type="string">
            <text:p>38-72-c0-1e-07-c0</text:p>
          </table:table-cell>
          <table:table-cell office:value-type="string">
            <text:p>0a-18-d6-5b-4f-00</text:p>
          </table:table-cell>
          <table:table-cell office:value-type="string">
            <text:p>20-4e-7f-83-e2-fe</text:p>
          </table:table-cell>
          <table:table-cell office:value-type="string">
            <text:p>1c-7e-e5-30-76-10</text:p>
          </table:table-cell>
          <table:table-cell office:value-type="string">
            <text:p>38-72-c0-1e-07-ac</text:p>
          </table:table-cell>
          <table:table-cell office:value-type="string">
            <text:p>c8-d7-19-7a-5a-74</text:p>
          </table:table-cell>
          <table:table-cell office:value-type="string">
            <text:p>02-6b-9e-84-29-62</text:p>
          </table:table-cell>
          <table:table-cell office:value-type="string">
            <text:p>ac-f1-df-a1-22-18</text:p>
          </table:table-cell>
          <table:table-cell office:value-type="string">
            <text:p>0e-18-d6-5b-a1-0e</text:p>
          </table:table-cell>
          <table:table-cell office:value-type="string">
            <text:p>00-1a-2b-3e-fa-fd</text:p>
          </table:table-cell>
          <table:table-cell office:value-type="string">
            <text:p>00-1a-2b-3f-03-e2</text:p>
          </table:table-cell>
          <table:table-cell office:value-type="string">
            <text:p>f8-8e-85-78-bc-a3</text:p>
          </table:table-cell>
          <table:table-cell office:value-type="string">
            <text:p>00-1a-2b-3e-d7-9a</text:p>
          </table:table-cell>
          <table:table-cell office:value-type="string">
            <text:p>f8-7b-8c-38-a6-61</text:p>
          </table:table-cell>
          <table:table-cell office:value-type="string">
            <text:p>0e-18-d6-5b-4f-00</text:p>
          </table:table-cell>
          <table:table-cell office:value-type="string">
            <text:p>54-be-f7-ab-8e-98</text:p>
          </table:table-cell>
          <table:table-cell office:value-type="string">
            <text:p>08-60-6e-bb-23-a8</text:p>
          </table:table-cell>
          <table:table-cell office:value-type="string">
            <text:p>00-1a-2b-3f-04-22</text:p>
          </table:table-cell>
          <table:table-cell office:value-type="string">
            <text:p>10-c3-7b-54-11-c8</text:p>
          </table:table-cell>
          <table:table-cell office:value-type="string">
            <text:p>10-0d-7f-5d-a6-7e</text:p>
          </table:table-cell>
          <table:table-cell office:value-type="string">
            <text:p>00-26-cb-17-c5-20</text:p>
          </table:table-cell>
          <table:table-cell office:value-type="string">
            <text:p>00-26-cb-17-c5-21</text:p>
          </table:table-cell>
          <table:table-cell office:value-type="string">
            <text:p>c4-27-95-2b-63-ae</text:p>
          </table:table-cell>
          <table:table-cell office:value-type="string">
            <text:p>c0-c1-c0-0d-c9-56</text:p>
          </table:table-cell>
          <table:table-cell office:value-type="string">
            <text:p>d8-50-e6-92-f7-48</text:p>
          </table:table-cell>
          <table:table-cell office:value-type="string">
            <text:p>00-24-c3-72-ea-00</text:p>
          </table:table-cell>
          <table:table-cell office:value-type="string">
            <text:p>00-21-29-dc-c1-f6</text:p>
          </table:table-cell>
          <table:table-cell office:value-type="string">
            <text:p>38-72-c0-54-57-44</text:p>
          </table:table-cell>
          <table:table-cell office:value-type="string">
            <text:p>16-18-d6-5b-a1-0e</text:p>
          </table:table-cell>
          <table:table-cell office:value-type="string">
            <text:p>00-1a-2b-99-e2-5e</text:p>
          </table:table-cell>
          <table:table-cell office:value-type="string">
            <text:p>38-72-c0-54-59-92</text:p>
          </table:table-cell>
          <table:table-cell office:value-type="string">
            <text:p>00-26-f3-91-a3-28</text:p>
          </table:table-cell>
          <table:table-cell office:value-type="string">
            <text:p>00-1a-2b-3f-21-21</text:p>
          </table:table-cell>
          <table:table-cell office:value-type="string">
            <text:p>ec-1a-59-f5-5f-46</text:p>
          </table:table-cell>
          <table:table-cell office:value-type="string">
            <text:p>00-1a-2b-3e-f7-5c</text:p>
          </table:table-cell>
          <table:table-cell office:value-type="string">
            <text:p>00-19-e3-fb-e9-86</text:p>
          </table:table-cell>
          <table:table-cell office:value-type="string">
            <text:p>c6-a4-62-0f-f2-10</text:p>
          </table:table-cell>
          <table:table-cell office:value-type="string">
            <text:p>0a-18-d6-55-79-28</text:p>
          </table:table-cell>
          <table:table-cell office:value-type="string">
            <text:p>ae-22-0b-d4-05-f9</text:p>
          </table:table-cell>
          <table:table-cell office:value-type="string">
            <text:p>00-24-a8-97-8b-b3</text:p>
          </table:table-cell>
          <table:table-cell office:value-type="string">
            <text:p>cc-5d-4e-4a-00-a8</text:p>
          </table:table-cell>
          <table:table-cell office:value-type="string">
            <text:p>00-24-a8-97-8b-b7</text:p>
          </table:table-cell>
          <table:table-cell office:value-type="string">
            <text:p>06-1f-d0-c8-16-b3</text:p>
          </table:table-cell>
          <table:table-cell office:value-type="string">
            <text:p>00-26-f2-6c-53-6a</text:p>
          </table:table-cell>
          <table:table-cell office:value-type="string">
            <text:p>2c-44-fd-52-e2-35</text:p>
          </table:table-cell>
          <table:table-cell office:value-type="string">
            <text:p>00-24-a8-97-9b-90</text:p>
          </table:table-cell>
          <table:table-cell office:value-type="string">
            <text:p>2c-44-fd-52-e2-34</text:p>
          </table:table-cell>
          <table:table-cell office:value-type="string">
            <text:p>00-24-a8-97-9b-92</text:p>
          </table:table-cell>
          <table:table-cell office:value-type="string">
            <text:p>00-24-a8-97-9b-91</text:p>
          </table:table-cell>
          <table:table-cell office:value-type="string">
            <text:p>4c-00-82-e0-7b-88</text:p>
          </table:table-cell>
          <table:table-cell office:value-type="string">
            <text:p>00-0b-6b-21-8f-60</text:p>
          </table:table-cell>
          <table:table-cell office:value-type="string">
            <text:p>2c-44-fd-52-e2-31</text:p>
          </table:table-cell>
          <table:table-cell office:value-type="string">
            <text:p>2c-44-fd-52-e2-30</text:p>
          </table:table-cell>
          <table:table-cell office:value-type="string">
            <text:p>00-24-a8-97-9b-93</text:p>
          </table:table-cell>
          <table:table-cell office:value-type="string">
            <text:p>4c-00-82-e0-7b-89</text:p>
          </table:table-cell>
          <table:table-cell office:value-type="string">
            <text:p>2c-44-fd-52-e2-32</text:p>
          </table:table-cell>
          <table:table-cell office:value-type="string">
            <text:p>00-24-a8-97-9b-95</text:p>
          </table:table-cell>
          <table:table-cell office:value-type="string">
            <text:p>a4-0c-c3-97-1c-83</text:p>
          </table:table-cell>
          <table:table-cell office:value-type="string">
            <text:p>00-1f-28-c4-7e-8f</text:p>
          </table:table-cell>
          <table:table-cell office:value-type="string">
            <text:p>00-1a-2b-3e-d7-51</text:p>
          </table:table-cell>
          <table:table-cell office:value-type="string">
            <text:p>58-35-d9-c7-fd-51</text:p>
          </table:table-cell>
          <table:table-cell office:value-type="string">
            <text:p>00-24-a8-97-9b-97</text:p>
          </table:table-cell>
          <table:table-cell office:value-type="string">
            <text:p>10-9a-dd-81-38-c3</text:p>
          </table:table-cell>
          <table:table-cell office:value-type="string">
            <text:p>a4-0c-c3-97-1c-84</text:p>
          </table:table-cell>
          <table:table-cell office:value-type="string">
            <text:p>58-35-d9-c7-fd-50</text:p>
          </table:table-cell>
          <table:table-cell office:value-type="string">
            <text:p>c0-4a-00-7f-85-60</text:p>
          </table:table-cell>
          <table:table-cell office:value-type="string">
            <text:p>80-ea-96-f0-ea-f0</text:p>
          </table:table-cell>
          <table:table-cell office:value-type="string">
            <text:p>60-a4-4c-20-8b-18</text:p>
          </table:table-cell>
          <table:table-cell office:value-type="string">
            <text:p>44-32-c8-e1-ed-f8</text:p>
          </table:table-cell>
          <table:table-cell office:value-type="string">
            <text:p>a4-0c-c3-97-1c-86</text:p>
          </table:table-cell>
          <table:table-cell office:value-type="string">
            <text:p>38-72-c0-1e-4d-d9</text:p>
          </table:table-cell>
          <table:table-cell office:value-type="string">
            <text:p>dc-9f-db-94-b5-71</text:p>
          </table:table-cell>
          <table:table-cell office:value-type="string">
            <text:p>00-1a-2b-2b-86-84</text:p>
          </table:table-cell>
          <table:table-cell office:value-type="string">
            <text:p>30-46-9a-19-22-fa</text:p>
          </table:table-cell>
          <table:table-cell office:value-type="string">
            <text:p>a4-0c-c3-97-1c-80</text:p>
          </table:table-cell>
          <table:table-cell office:value-type="string">
            <text:p>00-1a-2b-3e-da-ec</text:p>
          </table:table-cell>
          <table:table-cell office:value-type="string">
            <text:p>00-25-9c-47-5f-f1</text:p>
          </table:table-cell>
          <table:table-cell office:value-type="string">
            <text:p>c0-c1-c0-83-64-96</text:p>
          </table:table-cell>
          <table:table-cell office:value-type="string">
            <text:p>cc-a4-62-0f-f2-10</text:p>
          </table:table-cell>
          <table:table-cell office:value-type="string">
            <text:p>00-1a-2b-50-58-6c</text:p>
          </table:table-cell>
          <table:table-cell office:value-type="string">
            <text:p>00-13-10-03-56-e5</text:p>
          </table:table-cell>
          <table:table-cell office:value-type="string">
            <text:p>00-1a-2b-2b-7c-1d</text:p>
          </table:table-cell>
          <table:table-cell office:value-type="string">
            <text:p>28-cf-da-b6-4f-69</text:p>
          </table:table-cell>
          <table:table-cell office:value-type="string">
            <text:p>00-1c-0e-43-ac-00</text:p>
          </table:table-cell>
          <table:table-cell office:value-type="string">
            <text:p>00-1c-0e-43-ac-01</text:p>
          </table:table-cell>
          <table:table-cell office:value-type="string">
            <text:p>44-94-fc-77-c6-32</text:p>
          </table:table-cell>
          <table:table-cell office:value-type="string">
            <text:p>12-18-d6-5b-a1-0e</text:p>
          </table:table-cell>
          <table:table-cell office:value-type="string">
            <text:p>06-1d-d0-13-b5-a0</text:p>
          </table:table-cell>
          <table:table-cell office:value-type="string">
            <text:p>00-1a-2b-3e-f3-5f</text:p>
          </table:table-cell>
          <table:table-cell office:value-type="string">
            <text:p>f8-ed-a5-01-8e-d0</text:p>
          </table:table-cell>
          <table:table-cell office:value-type="string">
            <text:p>00-14-bf-c7-aa-6b</text:p>
          </table:table-cell>
          <table:table-cell office:value-type="string">
            <text:p>00-1a-2b-3e-d3-7b</text:p>
          </table:table-cell>
          <table:table-cell office:value-type="string">
            <text:p>0a-18-d6-55-79-04</text:p>
          </table:table-cell>
          <table:table-cell office:value-type="string">
            <text:p>00-1a-2b-3e-d2-14</text:p>
          </table:table-cell>
          <table:table-cell office:value-type="string">
            <text:p>00-23-6a-46-9b-b7</text:p>
          </table:table-cell>
          <table:table-cell office:value-type="string">
            <text:p>04-a1-51-e2-2e-66</text:p>
          </table:table-cell>
          <table:table-cell office:value-type="string">
            <text:p>00-1a-2b-48-57-b7</text:p>
          </table:table-cell>
          <table:table-cell office:value-type="string">
            <text:p>00-1a-2b-3e-f0-d6</text:p>
          </table:table-cell>
          <table:table-cell office:value-type="string">
            <text:p>00-1a-2b-50-53-3e</text:p>
          </table:table-cell>
          <table:table-cell office:value-type="string">
            <text:p>e8-b7-48-97-06-a0</text:p>
          </table:table-cell>
          <table:table-cell office:value-type="string">
            <text:p>84-34-97-ae-b6-c5</text:p>
          </table:table-cell>
          <table:table-cell office:value-type="string">
            <text:p>e0-3f-49-04-05-b0</text:p>
          </table:table-cell>
          <table:table-cell office:value-type="string">
            <text:p>38-6b-bb-d4-08-0f</text:p>
          </table:table-cell>
          <table:table-cell office:value-type="string">
            <text:p>38-72-c0-54-55-f0</text:p>
          </table:table-cell>
          <table:table-cell office:value-type="string">
            <text:p>c4-04-15-2d-2f-90</text:p>
          </table:table-cell>
          <table:table-cell office:value-type="string">
            <text:p>00-24-01-a5-3a-c0</text:p>
          </table:table-cell>
          <table:table-cell office:value-type="string">
            <text:p>00-0e-3b-20-59-d4</text:p>
          </table:table-cell>
          <table:table-cell office:value-type="string">
            <text:p>00-24-a8-a6-3d-b7</text:p>
          </table:table-cell>
          <table:table-cell office:value-type="string">
            <text:p>b4-c7-99-09-58-81</text:p>
          </table:table-cell>
          <table:table-cell office:value-type="string">
            <text:p>00-1a-2b-3e-ea-80</text:p>
          </table:table-cell>
          <table:table-cell office:value-type="string">
            <text:p>b4-c7-99-09-58-80</text:p>
          </table:table-cell>
          <table:table-cell office:value-type="string">
            <text:p>a0-21-b7-8c-4a-54</text:p>
          </table:table-cell>
          <table:table-cell office:value-type="string">
            <text:p>00-24-a8-a6-3d-b3</text:p>
          </table:table-cell>
          <table:table-cell office:value-type="string">
            <text:p>a0-21-b7-8c-4a-55</text:p>
          </table:table-cell>
          <table:table-cell office:value-type="string">
            <text:p>00-1f-33-c7-87-22</text:p>
          </table:table-cell>
          <table:table-cell office:value-type="string">
            <text:p>00-1a-2b-50-3e-30</text:p>
          </table:table-cell>
          <table:table-cell office:value-type="string">
            <text:p>00-14-bf-72-d0-b4</text:p>
          </table:table-cell>
          <table:table-cell office:value-type="string">
            <text:p>68-7f-74-d1-89-e2</text:p>
          </table:table-cell>
          <table:table-cell office:value-type="string">
            <text:p>00-18-f8-55-f1-bd</text:p>
          </table:table-cell>
          <table:table-cell office:value-type="string">
            <text:p>f6-ed-a5-01-8e-d0</text:p>
          </table:table-cell>
          <table:table-cell office:value-type="string">
            <text:p>16-18-d6-5b-4f-00</text:p>
          </table:table-cell>
          <table:table-cell office:value-type="string">
            <text:p>ec-9a-74-66-de-4c</text:p>
          </table:table-cell>
        </table:table-row>
        <table:table-row table:style-name="ro1">
          <table:table-cell office:value-type="float" office:value="1415405276">
            <text:p>1415405276</text:p>
          </table:table-cell>
          <table:table-cell table:formula="of:=[.A2]-[.$A$2]" office:value-type="float" office:value="0">
            <text:p>0</text:p>
          </table:table-cell>
          <table:table-cell table:number-columns-repeated="7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3">
            <text:p>-83</text:p>
          </table:table-cell>
          <table:table-cell table:number-columns-repeated="3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78">
            <text:p>1415405278</text:p>
          </table:table-cell>
          <table:table-cell table:formula="of:=[.A3]-[.$A$2]" office:value-type="float" office:value="2">
            <text:p>2</text:p>
          </table:table-cell>
          <table:table-cell table:number-columns-repeated="7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3">
            <text:p>-83</text:p>
          </table:table-cell>
          <table:table-cell table:number-columns-repeated="34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1">
            <text:p>1415405281</text:p>
          </table:table-cell>
          <table:table-cell table:formula="of:=[.A4]-[.$A$2]" office:value-type="float" office:value="5">
            <text:p>5</text:p>
          </table:table-cell>
          <table:table-cell table:number-columns-repeated="7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3">
            <text:p>-83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0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4">
            <text:p>1415405284</text:p>
          </table:table-cell>
          <table:table-cell table:formula="of:=[.A5]-[.$A$2]" office:value-type="float" office:value="8">
            <text:p>8</text:p>
          </table:table-cell>
          <table:table-cell table:number-columns-repeated="2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0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6">
            <text:p>1415405286</text:p>
          </table:table-cell>
          <table:table-cell table:formula="of:=[.A6]-[.$A$2]" office:value-type="float" office:value="10">
            <text:p>10</text:p>
          </table:table-cell>
          <table:table-cell table:number-columns-repeated="2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0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9">
            <text:p>1415405289</text:p>
          </table:table-cell>
          <table:table-cell table:formula="of:=[.A7]-[.$A$2]" office:value-type="float" office:value="13">
            <text:p>13</text:p>
          </table:table-cell>
          <table:table-cell table:number-columns-repeated="2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2">
            <text:p>1415405292</text:p>
          </table:table-cell>
          <table:table-cell table:formula="of:=[.A8]-[.$A$2]" office:value-type="float" office:value="16">
            <text:p>16</text:p>
          </table:table-cell>
          <table:table-cell table:number-columns-repeated="2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6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4">
            <text:p>1415405294</text:p>
          </table:table-cell>
          <table:table-cell table:formula="of:=[.A9]-[.$A$2]" office:value-type="float" office:value="18">
            <text:p>18</text:p>
          </table:table-cell>
          <table:table-cell table:number-columns-repeated="2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6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7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7">
            <text:p>1415405297</text:p>
          </table:table-cell>
          <table:table-cell table:formula="of:=[.A10]-[.$A$2]" office:value-type="float" office:value="21">
            <text:p>21</text:p>
          </table:table-cell>
          <table:table-cell table:number-columns-repeated="1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9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9">
            <text:p>1415405299</text:p>
          </table:table-cell>
          <table:table-cell table:formula="of:=[.A11]-[.$A$2]" office:value-type="float" office:value="23">
            <text:p>23</text:p>
          </table:table-cell>
          <table:table-cell table:number-columns-repeated="1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0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3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2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3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4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5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6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7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8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9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20]-[.$A$2]" office:value-type="float" office:value="26">
            <text:p>2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21]-[.$A$2]" office:value-type="float" office:value="26">
            <text:p>26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0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3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2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3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4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5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6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7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8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9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0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1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2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3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4]-[.$A$2]" office:value-type="float" office:value="29">
            <text:p>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5]-[.$A$2]" office:value-type="float" office:value="29">
            <text:p>29</text:p>
          </table:table-cell>
          <table:table-cell table:number-columns-repeated="13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0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08">
            <text:p>1415405308</text:p>
          </table:table-cell>
          <table:table-cell table:formula="of:=[.A36]-[.$A$2]" office:value-type="float" office:value="32">
            <text:p>32</text:p>
          </table:table-cell>
          <table:table-cell table:number-columns-repeated="1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0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0">
            <text:p>1415405310</text:p>
          </table:table-cell>
          <table:table-cell table:formula="of:=[.A37]-[.$A$2]" office:value-type="float" office:value="34">
            <text:p>34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0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3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7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3">
            <text:p>1415405313</text:p>
          </table:table-cell>
          <table:table-cell table:formula="of:=[.A38]-[.$A$2]" office:value-type="float" office:value="37">
            <text:p>37</text:p>
          </table:table-cell>
          <table:table-cell table:number-columns-repeated="13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7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6">
            <text:p>1415405316</text:p>
          </table:table-cell>
          <table:table-cell table:formula="of:=[.A39]-[.$A$2]" office:value-type="float" office:value="40">
            <text:p>40</text:p>
          </table:table-cell>
          <table:table-cell table:number-columns-repeated="13" office:value-type="float" office:value="0">
            <text:p>0</text:p>
          </table:table-cell>
          <table:table-cell office:value-type="float" office:value="-72">
            <text:p>-7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7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8">
            <text:p>1415405318</text:p>
          </table:table-cell>
          <table:table-cell table:formula="of:=[.A40]-[.$A$2]" office:value-type="float" office:value="42">
            <text:p>42</text:p>
          </table:table-cell>
          <table:table-cell table:number-columns-repeated="13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7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1">
            <text:p>1415405321</text:p>
          </table:table-cell>
          <table:table-cell table:formula="of:=[.A41]-[.$A$2]" office:value-type="float" office:value="45">
            <text:p>45</text:p>
          </table:table-cell>
          <table:table-cell table:number-columns-repeated="13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70">
            <text:p>-70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3">
            <text:p>1415405323</text:p>
          </table:table-cell>
          <table:table-cell table:formula="of:=[.A42]-[.$A$2]"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3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3">
            <text:p>-83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6">
            <text:p>1415405326</text:p>
          </table:table-cell>
          <table:table-cell table:formula="of:=[.A43]-[.$A$2]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0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3">
            <text:p>-83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9">
            <text:p>1415405329</text:p>
          </table:table-cell>
          <table:table-cell table:formula="of:=[.A44]-[.$A$2]"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0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3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3">
            <text:p>-83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31">
            <text:p>1415405331</text:p>
          </table:table-cell>
          <table:table-cell table:formula="of:=[.A45]-[.$A$2]"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0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6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334">
            <text:p>1415405334</text:p>
          </table:table-cell>
          <table:table-cell table:formula="of:=[.A46]-[.$A$2]"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table:number-columns-repeated="4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36">
            <text:p>1415405336</text:p>
          </table:table-cell>
          <table:table-cell table:formula="of:=[.A47]-[.$A$2]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-69">
            <text:p>-69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61">
            <text:p>-61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39">
            <text:p>1415405339</text:p>
          </table:table-cell>
          <table:table-cell table:formula="of:=[.A48]-[.$A$2]"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63">
            <text:p>-6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2">
            <text:p>1415405342</text:p>
          </table:table-cell>
          <table:table-cell table:formula="of:=[.A49]-[.$A$2]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4">
            <text:p>1415405344</text:p>
          </table:table-cell>
          <table:table-cell table:formula="of:=[.A50]-[.$A$2]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7">
            <text:p>1415405347</text:p>
          </table:table-cell>
          <table:table-cell table:formula="of:=[.A51]-[.$A$2]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9">
            <text:p>1415405349</text:p>
          </table:table-cell>
          <table:table-cell table:formula="of:=[.A52]-[.$A$2]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52">
            <text:p>1415405352</text:p>
          </table:table-cell>
          <table:table-cell table:formula="of:=[.A53]-[.$A$2]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55">
            <text:p>1415405355</text:p>
          </table:table-cell>
          <table:table-cell table:formula="of:=[.A54]-[.$A$2]"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57">
            <text:p>1415405357</text:p>
          </table:table-cell>
          <table:table-cell table:formula="of:=[.A55]-[.$A$2]"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0">
            <text:p>1415405360</text:p>
          </table:table-cell>
          <table:table-cell table:formula="of:=[.A56]-[.$A$2]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3">
            <text:p>1415405363</text:p>
          </table:table-cell>
          <table:table-cell table:formula="of:=[.A57]-[.$A$2]"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5">
            <text:p>1415405365</text:p>
          </table:table-cell>
          <table:table-cell table:formula="of:=[.A58]-[.$A$2]"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8">
            <text:p>1415405368</text:p>
          </table:table-cell>
          <table:table-cell table:formula="of:=[.A59]-[.$A$2]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0">
            <text:p>1415405370</text:p>
          </table:table-cell>
          <table:table-cell table:formula="of:=[.A60]-[.$A$2]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3">
            <text:p>1415405373</text:p>
          </table:table-cell>
          <table:table-cell table:formula="of:=[.A61]-[.$A$2]"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1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6">
            <text:p>1415405376</text:p>
          </table:table-cell>
          <table:table-cell table:formula="of:=[.A62]-[.$A$2]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8">
            <text:p>1415405378</text:p>
          </table:table-cell>
          <table:table-cell table:formula="of:=[.A63]-[.$A$2]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1">
            <text:p>1415405381</text:p>
          </table:table-cell>
          <table:table-cell table:formula="of:=[.A64]-[.$A$2]"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4">
            <text:p>1415405384</text:p>
          </table:table-cell>
          <table:table-cell table:formula="of:=[.A65]-[.$A$2]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6">
            <text:p>1415405386</text:p>
          </table:table-cell>
          <table:table-cell table:formula="of:=[.A66]-[.$A$2]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9">
            <text:p>1415405389</text:p>
          </table:table-cell>
          <table:table-cell table:formula="of:=[.A67]-[.$A$2]"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1">
            <text:p>1415405391</text:p>
          </table:table-cell>
          <table:table-cell table:formula="of:=[.A68]-[.$A$2]"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4">
            <text:p>1415405394</text:p>
          </table:table-cell>
          <table:table-cell table:formula="of:=[.A69]-[.$A$2]"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7">
            <text:p>1415405397</text:p>
          </table:table-cell>
          <table:table-cell table:formula="of:=[.A70]-[.$A$2]"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9">
            <text:p>1415405399</text:p>
          </table:table-cell>
          <table:table-cell table:formula="of:=[.A71]-[.$A$2]"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6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78">
            <text:p>-78</text:p>
          </table:table-cell>
          <table:table-cell table:number-columns-repeated="19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402">
            <text:p>1415405402</text:p>
          </table:table-cell>
          <table:table-cell table:formula="of:=[.A72]-[.$A$2]"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404">
            <text:p>1415405404</text:p>
          </table:table-cell>
          <table:table-cell table:formula="of:=[.A73]-[.$A$2]" office:value-type="float" office:value="128">
            <text:p>128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407">
            <text:p>1415405407</text:p>
          </table:table-cell>
          <table:table-cell table:formula="of:=[.A74]-[.$A$2]" office:value-type="float" office:value="131">
            <text:p>131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0">
            <text:p>1415405410</text:p>
          </table:table-cell>
          <table:table-cell table:formula="of:=[.A75]-[.$A$2]" office:value-type="float" office:value="134">
            <text:p>134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2">
            <text:p>1415405412</text:p>
          </table:table-cell>
          <table:table-cell table:formula="of:=[.A76]-[.$A$2]" office:value-type="float" office:value="136">
            <text:p>136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5">
            <text:p>1415405415</text:p>
          </table:table-cell>
          <table:table-cell table:formula="of:=[.A77]-[.$A$2]" office:value-type="float" office:value="139">
            <text:p>139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8">
            <text:p>1415405418</text:p>
          </table:table-cell>
          <table:table-cell table:formula="of:=[.A78]-[.$A$2]" office:value-type="float" office:value="142">
            <text:p>142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0">
            <text:p>1415405420</text:p>
          </table:table-cell>
          <table:table-cell table:formula="of:=[.A79]-[.$A$2]" office:value-type="float" office:value="144">
            <text:p>144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3">
            <text:p>1415405423</text:p>
          </table:table-cell>
          <table:table-cell table:formula="of:=[.A80]-[.$A$2]" office:value-type="float" office:value="147">
            <text:p>147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5">
            <text:p>1415405425</text:p>
          </table:table-cell>
          <table:table-cell table:formula="of:=[.A81]-[.$A$2]" office:value-type="float" office:value="149">
            <text:p>149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8">
            <text:p>1415405428</text:p>
          </table:table-cell>
          <table:table-cell table:formula="of:=[.A82]-[.$A$2]" office:value-type="float" office:value="152">
            <text:p>152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1">
            <text:p>1415405431</text:p>
          </table:table-cell>
          <table:table-cell table:formula="of:=[.A83]-[.$A$2]" office:value-type="float" office:value="155">
            <text:p>155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3">
            <text:p>1415405433</text:p>
          </table:table-cell>
          <table:table-cell table:formula="of:=[.A84]-[.$A$2]" office:value-type="float" office:value="157">
            <text:p>157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6">
            <text:p>1415405436</text:p>
          </table:table-cell>
          <table:table-cell table:formula="of:=[.A85]-[.$A$2]" office:value-type="float" office:value="160">
            <text:p>160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9">
            <text:p>1415405439</text:p>
          </table:table-cell>
          <table:table-cell table:formula="of:=[.A86]-[.$A$2]" office:value-type="float" office:value="163">
            <text:p>163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41">
            <text:p>1415405441</text:p>
          </table:table-cell>
          <table:table-cell table:formula="of:=[.A87]-[.$A$2]" office:value-type="float" office:value="165">
            <text:p>165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44">
            <text:p>1415405444</text:p>
          </table:table-cell>
          <table:table-cell table:formula="of:=[.A88]-[.$A$2]" office:value-type="float" office:value="168">
            <text:p>168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46">
            <text:p>1415405446</text:p>
          </table:table-cell>
          <table:table-cell table:formula="of:=[.A89]-[.$A$2]" office:value-type="float" office:value="170">
            <text:p>170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49">
            <text:p>1415405449</text:p>
          </table:table-cell>
          <table:table-cell table:formula="of:=[.A90]-[.$A$2]" office:value-type="float" office:value="173">
            <text:p>173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52">
            <text:p>1415405452</text:p>
          </table:table-cell>
          <table:table-cell table:formula="of:=[.A91]-[.$A$2]" office:value-type="float" office:value="176">
            <text:p>176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0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54">
            <text:p>1415405454</text:p>
          </table:table-cell>
          <table:table-cell table:formula="of:=[.A92]-[.$A$2]" office:value-type="float" office:value="178">
            <text:p>178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57">
            <text:p>1415405457</text:p>
          </table:table-cell>
          <table:table-cell table:formula="of:=[.A93]-[.$A$2]" office:value-type="float" office:value="181">
            <text:p>181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0">
            <text:p>1415405460</text:p>
          </table:table-cell>
          <table:table-cell table:formula="of:=[.A94]-[.$A$2]" office:value-type="float" office:value="184">
            <text:p>184</text:p>
          </table:table-cell>
          <table:table-cell table:number-columns-repeated="1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2">
            <text:p>1415405462</text:p>
          </table:table-cell>
          <table:table-cell table:formula="of:=[.A95]-[.$A$2]" office:value-type="float" office:value="186">
            <text:p>186</text:p>
          </table:table-cell>
          <table:table-cell table:number-columns-repeated="6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5">
            <text:p>1415405465</text:p>
          </table:table-cell>
          <table:table-cell table:formula="of:=[.A96]-[.$A$2]" office:value-type="float" office:value="189">
            <text:p>189</text:p>
          </table:table-cell>
          <table:table-cell table:number-columns-repeated="6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7">
            <text:p>1415405467</text:p>
          </table:table-cell>
          <table:table-cell table:formula="of:=[.A97]-[.$A$2]" office:value-type="float" office:value="191">
            <text:p>191</text:p>
          </table:table-cell>
          <table:table-cell table:number-columns-repeated="6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0">
            <text:p>1415405470</text:p>
          </table:table-cell>
          <table:table-cell table:formula="of:=[.A98]-[.$A$2]" office:value-type="float" office:value="194">
            <text:p>194</text:p>
          </table:table-cell>
          <table:table-cell table:number-columns-repeated="6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3">
            <text:p>1415405473</text:p>
          </table:table-cell>
          <table:table-cell table:formula="of:=[.A99]-[.$A$2]" office:value-type="float" office:value="197">
            <text:p>197</text:p>
          </table:table-cell>
          <table:table-cell table:number-columns-repeated="6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5">
            <text:p>1415405475</text:p>
          </table:table-cell>
          <table:table-cell table:formula="of:=[.A100]-[.$A$2]" office:value-type="float" office:value="199">
            <text:p>199</text:p>
          </table:table-cell>
          <table:table-cell table:number-columns-repeated="13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8">
            <text:p>1415405478</text:p>
          </table:table-cell>
          <table:table-cell table:formula="of:=[.A101]-[.$A$2]" office:value-type="float" office:value="202">
            <text:p>202</text:p>
          </table:table-cell>
          <table:table-cell table:number-columns-repeated="13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1">
            <text:p>1415405481</text:p>
          </table:table-cell>
          <table:table-cell table:formula="of:=[.A102]-[.$A$2]" office:value-type="float" office:value="205">
            <text:p>205</text:p>
          </table:table-cell>
          <table:table-cell table:number-columns-repeated="11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3">
            <text:p>1415405483</text:p>
          </table:table-cell>
          <table:table-cell table:formula="of:=[.A103]-[.$A$2]" office:value-type="float" office:value="207">
            <text:p>207</text:p>
          </table:table-cell>
          <table:table-cell table:number-columns-repeated="11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6">
            <text:p>1415405486</text:p>
          </table:table-cell>
          <table:table-cell table:formula="of:=[.A104]-[.$A$2]" office:value-type="float" office:value="210">
            <text:p>210</text:p>
          </table:table-cell>
          <table:table-cell table:number-columns-repeated="11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8">
            <text:p>1415405488</text:p>
          </table:table-cell>
          <table:table-cell table:formula="of:=[.A105]-[.$A$2]" office:value-type="float" office:value="212">
            <text:p>212</text:p>
          </table:table-cell>
          <table:table-cell table:number-columns-repeated="6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5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91">
            <text:p>1415405491</text:p>
          </table:table-cell>
          <table:table-cell table:formula="of:=[.A106]-[.$A$2]" office:value-type="float" office:value="215">
            <text:p>215</text:p>
          </table:table-cell>
          <table:table-cell table:number-columns-repeated="5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5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94">
            <text:p>1415405494</text:p>
          </table:table-cell>
          <table:table-cell table:formula="of:=[.A107]-[.$A$2]" office:value-type="float" office:value="218">
            <text:p>218</text:p>
          </table:table-cell>
          <table:table-cell table:number-columns-repeated="58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96">
            <text:p>1415405496</text:p>
          </table:table-cell>
          <table:table-cell table:formula="of:=[.A108]-[.$A$2]" office:value-type="float" office:value="220">
            <text:p>220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499">
            <text:p>1415405499</text:p>
          </table:table-cell>
          <table:table-cell table:formula="of:=[.A109]-[.$A$2]" office:value-type="float" office:value="223">
            <text:p>223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2">
            <text:p>1415405502</text:p>
          </table:table-cell>
          <table:table-cell table:formula="of:=[.A110]-[.$A$2]" office:value-type="float" office:value="226">
            <text:p>226</text:p>
          </table:table-cell>
          <table:table-cell table:number-columns-repeated="1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73">
            <text:p>-73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4">
            <text:p>1415405504</text:p>
          </table:table-cell>
          <table:table-cell table:formula="of:=[.A111]-[.$A$2]" office:value-type="float" office:value="228">
            <text:p>228</text:p>
          </table:table-cell>
          <table:table-cell table:number-columns-repeated="1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7">
            <text:p>1415405507</text:p>
          </table:table-cell>
          <table:table-cell table:formula="of:=[.A112]-[.$A$2]" office:value-type="float" office:value="231">
            <text:p>231</text:p>
          </table:table-cell>
          <table:table-cell table:number-columns-repeated="1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9">
            <text:p>1415405509</text:p>
          </table:table-cell>
          <table:table-cell table:formula="of:=[.A113]-[.$A$2]" office:value-type="float" office:value="233">
            <text:p>233</text:p>
          </table:table-cell>
          <table:table-cell table:number-columns-repeated="1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12">
            <text:p>1415405512</text:p>
          </table:table-cell>
          <table:table-cell table:formula="of:=[.A114]-[.$A$2]" office:value-type="float" office:value="236">
            <text:p>236</text:p>
          </table:table-cell>
          <table:table-cell table:number-columns-repeated="1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15">
            <text:p>1415405515</text:p>
          </table:table-cell>
          <table:table-cell table:formula="of:=[.A115]-[.$A$2]" office:value-type="float" office:value="239">
            <text:p>239</text:p>
          </table:table-cell>
          <table:table-cell table:number-columns-repeated="1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1415405517">
            <text:p>1415405517</text:p>
          </table:table-cell>
          <table:table-cell table:formula="of:=[.A116]-[.$A$2]" office:value-type="float" office:value="241">
            <text:p>241</text:p>
          </table:table-cell>
          <table:table-cell table:number-columns-repeated="7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1415405520">
            <text:p>1415405520</text:p>
          </table:table-cell>
          <table:table-cell table:formula="of:=[.A117]-[.$A$2]" office:value-type="float" office:value="244">
            <text:p>244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1415405522">
            <text:p>1415405522</text:p>
          </table:table-cell>
          <table:table-cell table:formula="of:=[.A118]-[.$A$2]" office:value-type="float" office:value="246">
            <text:p>246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15405525">
            <text:p>1415405525</text:p>
          </table:table-cell>
          <table:table-cell table:formula="of:=[.A119]-[.$A$2]" office:value-type="float" office:value="249">
            <text:p>249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28">
            <text:p>1415405528</text:p>
          </table:table-cell>
          <table:table-cell table:formula="of:=[.A120]-[.$A$2]" office:value-type="float" office:value="252">
            <text:p>252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0">
            <text:p>1415405530</text:p>
          </table:table-cell>
          <table:table-cell table:formula="of:=[.A121]-[.$A$2]"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3">
            <text:p>1415405533</text:p>
          </table:table-cell>
          <table:table-cell table:formula="of:=[.A122]-[.$A$2]" office:value-type="float" office:value="257">
            <text:p>257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6">
            <text:p>1415405536</text:p>
          </table:table-cell>
          <table:table-cell table:formula="of:=[.A123]-[.$A$2]" office:value-type="float" office:value="260">
            <text:p>260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8">
            <text:p>1415405538</text:p>
          </table:table-cell>
          <table:table-cell table:formula="of:=[.A124]-[.$A$2]" office:value-type="float" office:value="262">
            <text:p>262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1">
            <text:p>1415405541</text:p>
          </table:table-cell>
          <table:table-cell table:formula="of:=[.A125]-[.$A$2]" office:value-type="float" office:value="265">
            <text:p>265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3">
            <text:p>1415405543</text:p>
          </table:table-cell>
          <table:table-cell table:formula="of:=[.A126]-[.$A$2]" office:value-type="float" office:value="267">
            <text:p>267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6">
            <text:p>1415405546</text:p>
          </table:table-cell>
          <table:table-cell table:formula="of:=[.A127]-[.$A$2]" office:value-type="float" office:value="270">
            <text:p>270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9">
            <text:p>1415405549</text:p>
          </table:table-cell>
          <table:table-cell table:formula="of:=[.A128]-[.$A$2]" office:value-type="float" office:value="273">
            <text:p>273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5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1">
            <text:p>1415405551</text:p>
          </table:table-cell>
          <table:table-cell table:formula="of:=[.A129]-[.$A$2]" office:value-type="float" office:value="275">
            <text:p>275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-83">
            <text:p>-83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4">
            <text:p>1415405554</text:p>
          </table:table-cell>
          <table:table-cell table:formula="of:=[.A130]-[.$A$2]" office:value-type="float" office:value="278">
            <text:p>278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7">
            <text:p>1415405557</text:p>
          </table:table-cell>
          <table:table-cell table:formula="of:=[.A131]-[.$A$2]" office:value-type="float" office:value="281">
            <text:p>281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9">
            <text:p>1415405559</text:p>
          </table:table-cell>
          <table:table-cell table:formula="of:=[.A132]-[.$A$2]" office:value-type="float" office:value="283">
            <text:p>283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59">
            <text:p>-59</text:p>
          </table:table-cell>
          <table:table-cell table:number-columns-repeated="3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-62">
            <text:p>-62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62">
            <text:p>1415405562</text:p>
          </table:table-cell>
          <table:table-cell table:formula="of:=[.A133]-[.$A$2]" office:value-type="float" office:value="286">
            <text:p>286</text:p>
          </table:table-cell>
          <table:table-cell table:number-columns-repeated="7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8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64">
            <text:p>1415405564</text:p>
          </table:table-cell>
          <table:table-cell table:formula="of:=[.A134]-[.$A$2]" office:value-type="float" office:value="288">
            <text:p>288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18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67">
            <text:p>1415405567</text:p>
          </table:table-cell>
          <table:table-cell table:formula="of:=[.A135]-[.$A$2]" office:value-type="float" office:value="291">
            <text:p>291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74">
            <text:p>-74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4">
            <text:p>-84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18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0">
            <text:p>1415405570</text:p>
          </table:table-cell>
          <table:table-cell table:formula="of:=[.A136]-[.$A$2]" office:value-type="float" office:value="294">
            <text:p>294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office:value-type="float" office:value="-74">
            <text:p>-74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3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6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2">
            <text:p>1415405572</text:p>
          </table:table-cell>
          <table:table-cell table:formula="of:=[.A137]-[.$A$2]" office:value-type="float" office:value="296">
            <text:p>296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office:value-type="float" office:value="-74">
            <text:p>-74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59">
            <text:p>-59</text:p>
          </table:table-cell>
          <table:table-cell table:number-columns-repeated="3"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5">
            <text:p>1415405575</text:p>
          </table:table-cell>
          <table:table-cell table:formula="of:=[.A138]-[.$A$2]" office:value-type="float" office:value="299">
            <text:p>299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office:value-type="float" office:value="-74">
            <text:p>-74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7">
            <text:p>1415405577</text:p>
          </table:table-cell>
          <table:table-cell table:formula="of:=[.A139]-[.$A$2]" office:value-type="float" office:value="301">
            <text:p>301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4">
            <text:p>-74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-69">
            <text:p>-69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0">
            <text:p>1415405580</text:p>
          </table:table-cell>
          <table:table-cell table:formula="of:=[.A140]-[.$A$2]" office:value-type="float" office:value="304">
            <text:p>304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4">
            <text:p>-74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29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3">
            <text:p>1415405583</text:p>
          </table:table-cell>
          <table:table-cell table:formula="of:=[.A141]-[.$A$2]" office:value-type="float" office:value="307">
            <text:p>307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-74">
            <text:p>-74</text:p>
          </table:table-cell>
          <table:table-cell table:number-columns-repeated="6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29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5">
            <text:p>1415405585</text:p>
          </table:table-cell>
          <table:table-cell table:formula="of:=[.A142]-[.$A$2]" office:value-type="float" office:value="309">
            <text:p>309</text:p>
          </table:table-cell>
          <table:table-cell table:number-columns-repeated="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29" office:value-type="float" office:value="0">
            <text:p>0</text:p>
          </table:table-cell>
          <table:table-cell table:number-columns-repeated="2" office:value-type="float" office:value="-83">
            <text:p>-83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8">
            <text:p>1415405588</text:p>
          </table:table-cell>
          <table:table-cell table:formula="of:=[.A143]-[.$A$2]" office:value-type="float" office:value="312">
            <text:p>312</text:p>
          </table:table-cell>
          <table:table-cell table:number-columns-repeated="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3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31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91">
            <text:p>1415405591</text:p>
          </table:table-cell>
          <table:table-cell table:formula="of:=[.A144]-[.$A$2]" office:value-type="float" office:value="315">
            <text:p>315</text:p>
          </table:table-cell>
          <table:table-cell table:number-columns-repeated="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9">
            <text:p>-69</text:p>
          </table:table-cell>
          <table:table-cell table:number-columns-repeated="3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593">
            <text:p>1415405593</text:p>
          </table:table-cell>
          <table:table-cell table:formula="of:=[.A145]-[.$A$2]" office:value-type="float" office:value="317">
            <text:p>317</text:p>
          </table:table-cell>
          <table:table-cell table:number-columns-repeated="6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596">
            <text:p>1415405596</text:p>
          </table:table-cell>
          <table:table-cell table:formula="of:=[.A146]-[.$A$2]" office:value-type="float" office:value="320">
            <text:p>320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3"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598">
            <text:p>1415405598</text:p>
          </table:table-cell>
          <table:table-cell table:formula="of:=[.A147]-[.$A$2]" office:value-type="float" office:value="322">
            <text:p>322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3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601">
            <text:p>1415405601</text:p>
          </table:table-cell>
          <table:table-cell table:formula="of:=[.A148]-[.$A$2]" office:value-type="float" office:value="325">
            <text:p>325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1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04">
            <text:p>1415405604</text:p>
          </table:table-cell>
          <table:table-cell table:formula="of:=[.A149]-[.$A$2]" office:value-type="float" office:value="328">
            <text:p>328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28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06">
            <text:p>1415405606</text:p>
          </table:table-cell>
          <table:table-cell table:formula="of:=[.A150]-[.$A$2]" office:value-type="float" office:value="330">
            <text:p>330</text:p>
          </table:table-cell>
          <table:table-cell table:number-columns-repeated="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3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28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09">
            <text:p>1415405609</text:p>
          </table:table-cell>
          <table:table-cell table:formula="of:=[.A151]-[.$A$2]" office:value-type="float" office:value="333">
            <text:p>333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9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2">
            <text:p>1415405612</text:p>
          </table:table-cell>
          <table:table-cell table:formula="of:=[.A152]-[.$A$2]" office:value-type="float" office:value="336">
            <text:p>336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2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4">
            <text:p>1415405614</text:p>
          </table:table-cell>
          <table:table-cell table:formula="of:=[.A153]-[.$A$2]" office:value-type="float" office:value="338">
            <text:p>338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-81">
            <text:p>-81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7">
            <text:p>1415405617</text:p>
          </table:table-cell>
          <table:table-cell table:formula="of:=[.A154]-[.$A$2]" office:value-type="float" office:value="341">
            <text:p>341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1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-86">
            <text:p>-86</text:p>
          </table:table-cell>
          <table:table-cell table:number-columns-repeated="11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9">
            <text:p>1415405619</text:p>
          </table:table-cell>
          <table:table-cell table:formula="of:=[.A155]-[.$A$2]" office:value-type="float" office:value="343">
            <text:p>343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22">
            <text:p>1415405622</text:p>
          </table:table-cell>
          <table:table-cell table:formula="of:=[.A156]-[.$A$2]" office:value-type="float" office:value="346">
            <text:p>346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1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25">
            <text:p>1415405625</text:p>
          </table:table-cell>
          <table:table-cell table:formula="of:=[.A157]-[.$A$2]" office:value-type="float" office:value="349">
            <text:p>349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6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27">
            <text:p>1415405627</text:p>
          </table:table-cell>
          <table:table-cell table:formula="of:=[.A158]-[.$A$2]" office:value-type="float" office:value="351">
            <text:p>351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6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0">
            <text:p>1415405630</text:p>
          </table:table-cell>
          <table:table-cell table:formula="of:=[.A159]-[.$A$2]" office:value-type="float" office:value="354">
            <text:p>354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3">
            <text:p>1415405633</text:p>
          </table:table-cell>
          <table:table-cell table:formula="of:=[.A160]-[.$A$2]" office:value-type="float" office:value="357">
            <text:p>357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5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5">
            <text:p>1415405635</text:p>
          </table:table-cell>
          <table:table-cell table:formula="of:=[.A161]-[.$A$2]" office:value-type="float" office:value="359">
            <text:p>359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8">
            <text:p>1415405638</text:p>
          </table:table-cell>
          <table:table-cell table:formula="of:=[.A162]-[.$A$2]" office:value-type="float" office:value="362">
            <text:p>362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0">
            <text:p>1415405640</text:p>
          </table:table-cell>
          <table:table-cell table:formula="of:=[.A163]-[.$A$2]" office:value-type="float" office:value="364">
            <text:p>364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3">
            <text:p>1415405643</text:p>
          </table:table-cell>
          <table:table-cell table:formula="of:=[.A164]-[.$A$2]" office:value-type="float" office:value="367">
            <text:p>367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6">
            <text:p>1415405646</text:p>
          </table:table-cell>
          <table:table-cell table:formula="of:=[.A165]-[.$A$2]" office:value-type="float" office:value="370">
            <text:p>37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8">
            <text:p>1415405648</text:p>
          </table:table-cell>
          <table:table-cell table:formula="of:=[.A166]-[.$A$2]" office:value-type="float" office:value="372">
            <text:p>372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51">
            <text:p>1415405651</text:p>
          </table:table-cell>
          <table:table-cell table:formula="of:=[.A167]-[.$A$2]" office:value-type="float" office:value="375">
            <text:p>375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54">
            <text:p>1415405654</text:p>
          </table:table-cell>
          <table:table-cell table:formula="of:=[.A168]-[.$A$2]" office:value-type="float" office:value="378">
            <text:p>378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56">
            <text:p>1415405656</text:p>
          </table:table-cell>
          <table:table-cell table:formula="of:=[.A169]-[.$A$2]" office:value-type="float" office:value="380">
            <text:p>38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59">
            <text:p>1415405659</text:p>
          </table:table-cell>
          <table:table-cell table:formula="of:=[.A170]-[.$A$2]" office:value-type="float" office:value="383">
            <text:p>383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1">
            <text:p>1415405661</text:p>
          </table:table-cell>
          <table:table-cell table:formula="of:=[.A171]-[.$A$2]" office:value-type="float" office:value="385">
            <text:p>385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4">
            <text:p>1415405664</text:p>
          </table:table-cell>
          <table:table-cell table:formula="of:=[.A172]-[.$A$2]" office:value-type="float" office:value="388">
            <text:p>388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7">
            <text:p>1415405667</text:p>
          </table:table-cell>
          <table:table-cell table:formula="of:=[.A173]-[.$A$2]" office:value-type="float" office:value="391">
            <text:p>391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9">
            <text:p>1415405669</text:p>
          </table:table-cell>
          <table:table-cell table:formula="of:=[.A174]-[.$A$2]" office:value-type="float" office:value="393">
            <text:p>393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72">
            <text:p>1415405672</text:p>
          </table:table-cell>
          <table:table-cell table:formula="of:=[.A175]-[.$A$2]" office:value-type="float" office:value="396">
            <text:p>396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5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75">
            <text:p>1415405675</text:p>
          </table:table-cell>
          <table:table-cell table:formula="of:=[.A176]-[.$A$2]" office:value-type="float" office:value="399">
            <text:p>399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5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77">
            <text:p>1415405677</text:p>
          </table:table-cell>
          <table:table-cell table:formula="of:=[.A177]-[.$A$2]" office:value-type="float" office:value="401">
            <text:p>401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5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0">
            <text:p>1415405680</text:p>
          </table:table-cell>
          <table:table-cell table:formula="of:=[.A178]-[.$A$2]" office:value-type="float" office:value="404">
            <text:p>404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5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2">
            <text:p>1415405682</text:p>
          </table:table-cell>
          <table:table-cell table:formula="of:=[.A179]-[.$A$2]" office:value-type="float" office:value="406">
            <text:p>406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5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10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5">
            <text:p>1415405685</text:p>
          </table:table-cell>
          <table:table-cell table:formula="of:=[.A180]-[.$A$2]" office:value-type="float" office:value="409">
            <text:p>409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5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10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8">
            <text:p>1415405688</text:p>
          </table:table-cell>
          <table:table-cell table:formula="of:=[.A181]-[.$A$2]" office:value-type="float" office:value="412">
            <text:p>412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5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10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7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0">
            <text:p>1415405690</text:p>
          </table:table-cell>
          <table:table-cell table:formula="of:=[.A182]-[.$A$2]" office:value-type="float" office:value="414">
            <text:p>414</text:p>
          </table:table-cell>
          <table:table-cell office:value-type="float" office:value="-88">
            <text:p>-8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7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3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3">
            <text:p>1415405693</text:p>
          </table:table-cell>
          <table:table-cell table:formula="of:=[.A183]-[.$A$2]" office:value-type="float" office:value="417">
            <text:p>417</text:p>
          </table:table-cell>
          <table:table-cell table:number-columns-repeated="9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0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6">
            <text:p>1415405696</text:p>
          </table:table-cell>
          <table:table-cell table:formula="of:=[.A184]-[.$A$2]" office:value-type="float" office:value="420">
            <text:p>420</text:p>
          </table:table-cell>
          <table:table-cell table:number-columns-repeated="49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8">
            <text:p>1415405698</text:p>
          </table:table-cell>
          <table:table-cell table:formula="of:=[.A185]-[.$A$2]" office:value-type="float" office:value="422">
            <text:p>422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1">
            <text:p>1415405701</text:p>
          </table:table-cell>
          <table:table-cell table:formula="of:=[.A186]-[.$A$2]" office:value-type="float" office:value="425">
            <text:p>425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3">
            <text:p>1415405703</text:p>
          </table:table-cell>
          <table:table-cell table:formula="of:=[.A187]-[.$A$2]" office:value-type="float" office:value="427">
            <text:p>427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6">
            <text:p>1415405706</text:p>
          </table:table-cell>
          <table:table-cell table:formula="of:=[.A188]-[.$A$2]" office:value-type="float" office:value="430">
            <text:p>430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9">
            <text:p>1415405709</text:p>
          </table:table-cell>
          <table:table-cell table:formula="of:=[.A189]-[.$A$2]" office:value-type="float" office:value="433">
            <text:p>433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1">
            <text:p>1415405711</text:p>
          </table:table-cell>
          <table:table-cell table:formula="of:=[.A190]-[.$A$2]" office:value-type="float" office:value="435">
            <text:p>435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4">
            <text:p>1415405714</text:p>
          </table:table-cell>
          <table:table-cell table:formula="of:=[.A191]-[.$A$2]" office:value-type="float" office:value="438">
            <text:p>438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7">
            <text:p>1415405717</text:p>
          </table:table-cell>
          <table:table-cell table:formula="of:=[.A192]-[.$A$2]" office:value-type="float" office:value="441">
            <text:p>441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9">
            <text:p>1415405719</text:p>
          </table:table-cell>
          <table:table-cell table:formula="of:=[.A193]-[.$A$2]" office:value-type="float" office:value="443">
            <text:p>443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22">
            <text:p>1415405722</text:p>
          </table:table-cell>
          <table:table-cell table:formula="of:=[.A194]-[.$A$2]" office:value-type="float" office:value="446">
            <text:p>446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24">
            <text:p>1415405724</text:p>
          </table:table-cell>
          <table:table-cell table:formula="of:=[.A195]-[.$A$2]" office:value-type="float" office:value="448">
            <text:p>448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27">
            <text:p>1415405727</text:p>
          </table:table-cell>
          <table:table-cell table:formula="of:=[.A196]-[.$A$2]" office:value-type="float" office:value="451">
            <text:p>451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0">
            <text:p>1415405730</text:p>
          </table:table-cell>
          <table:table-cell table:formula="of:=[.A197]-[.$A$2]" office:value-type="float" office:value="454">
            <text:p>454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2">
            <text:p>1415405732</text:p>
          </table:table-cell>
          <table:table-cell table:formula="of:=[.A198]-[.$A$2]" office:value-type="float" office:value="456">
            <text:p>456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5">
            <text:p>1415405735</text:p>
          </table:table-cell>
          <table:table-cell table:formula="of:=[.A199]-[.$A$2]" office:value-type="float" office:value="459">
            <text:p>459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8">
            <text:p>1415405738</text:p>
          </table:table-cell>
          <table:table-cell table:formula="of:=[.A200]-[.$A$2]" office:value-type="float" office:value="462">
            <text:p>462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0">
            <text:p>1415405740</text:p>
          </table:table-cell>
          <table:table-cell table:formula="of:=[.A201]-[.$A$2]" office:value-type="float" office:value="464">
            <text:p>464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3">
            <text:p>1415405743</text:p>
          </table:table-cell>
          <table:table-cell table:formula="of:=[.A202]-[.$A$2]" office:value-type="float" office:value="467">
            <text:p>467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5">
            <text:p>1415405745</text:p>
          </table:table-cell>
          <table:table-cell table:formula="of:=[.A203]-[.$A$2]" office:value-type="float" office:value="469">
            <text:p>469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8">
            <text:p>1415405748</text:p>
          </table:table-cell>
          <table:table-cell table:formula="of:=[.A204]-[.$A$2]" office:value-type="float" office:value="472">
            <text:p>472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51">
            <text:p>1415405751</text:p>
          </table:table-cell>
          <table:table-cell table:formula="of:=[.A205]-[.$A$2]" office:value-type="float" office:value="475">
            <text:p>475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53">
            <text:p>1415405753</text:p>
          </table:table-cell>
          <table:table-cell table:formula="of:=[.A206]-[.$A$2]" office:value-type="float" office:value="477">
            <text:p>477</text:p>
          </table:table-cell>
          <table:table-cell table:number-columns-repeated="8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56">
            <text:p>1415405756</text:p>
          </table:table-cell>
          <table:table-cell table:formula="of:=[.A207]-[.$A$2]" office:value-type="float" office:value="480">
            <text:p>480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58">
            <text:p>1415405758</text:p>
          </table:table-cell>
          <table:table-cell table:formula="of:=[.A208]-[.$A$2]" office:value-type="float" office:value="482">
            <text:p>482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61">
            <text:p>1415405761</text:p>
          </table:table-cell>
          <table:table-cell table:formula="of:=[.A209]-[.$A$2]" office:value-type="float" office:value="485">
            <text:p>485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64">
            <text:p>1415405764</text:p>
          </table:table-cell>
          <table:table-cell table:formula="of:=[.A210]-[.$A$2]" office:value-type="float" office:value="488">
            <text:p>488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66">
            <text:p>1415405766</text:p>
          </table:table-cell>
          <table:table-cell table:formula="of:=[.A211]-[.$A$2]" office:value-type="float" office:value="490">
            <text:p>490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69">
            <text:p>1415405769</text:p>
          </table:table-cell>
          <table:table-cell table:formula="of:=[.A212]-[.$A$2]" office:value-type="float" office:value="493">
            <text:p>493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72">
            <text:p>1415405772</text:p>
          </table:table-cell>
          <table:table-cell table:formula="of:=[.A213]-[.$A$2]" office:value-type="float" office:value="496">
            <text:p>49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74">
            <text:p>1415405774</text:p>
          </table:table-cell>
          <table:table-cell table:formula="of:=[.A214]-[.$A$2]" office:value-type="float" office:value="498">
            <text:p>498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77">
            <text:p>1415405777</text:p>
          </table:table-cell>
          <table:table-cell table:formula="of:=[.A215]-[.$A$2]" office:value-type="float" office:value="501">
            <text:p>501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79">
            <text:p>1415405779</text:p>
          </table:table-cell>
          <table:table-cell table:formula="of:=[.A216]-[.$A$2]" office:value-type="float" office:value="503">
            <text:p>503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82">
            <text:p>1415405782</text:p>
          </table:table-cell>
          <table:table-cell table:formula="of:=[.A217]-[.$A$2]" office:value-type="float" office:value="506">
            <text:p>50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85">
            <text:p>1415405785</text:p>
          </table:table-cell>
          <table:table-cell table:formula="of:=[.A218]-[.$A$2]" office:value-type="float" office:value="509">
            <text:p>50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87">
            <text:p>1415405787</text:p>
          </table:table-cell>
          <table:table-cell table:formula="of:=[.A219]-[.$A$2]" office:value-type="float" office:value="511">
            <text:p>511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90">
            <text:p>1415405790</text:p>
          </table:table-cell>
          <table:table-cell table:formula="of:=[.A220]-[.$A$2]" office:value-type="float" office:value="514">
            <text:p>514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92">
            <text:p>1415405792</text:p>
          </table:table-cell>
          <table:table-cell table:formula="of:=[.A221]-[.$A$2]" office:value-type="float" office:value="516">
            <text:p>51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95">
            <text:p>1415405795</text:p>
          </table:table-cell>
          <table:table-cell table:formula="of:=[.A222]-[.$A$2]" office:value-type="float" office:value="519">
            <text:p>51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798">
            <text:p>1415405798</text:p>
          </table:table-cell>
          <table:table-cell table:formula="of:=[.A223]-[.$A$2]" office:value-type="float" office:value="522">
            <text:p>522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00">
            <text:p>1415405800</text:p>
          </table:table-cell>
          <table:table-cell table:formula="of:=[.A224]-[.$A$2]" office:value-type="float" office:value="524">
            <text:p>524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03">
            <text:p>1415405803</text:p>
          </table:table-cell>
          <table:table-cell table:formula="of:=[.A225]-[.$A$2]" office:value-type="float" office:value="527">
            <text:p>527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05">
            <text:p>1415405805</text:p>
          </table:table-cell>
          <table:table-cell table:formula="of:=[.A226]-[.$A$2]" office:value-type="float" office:value="529">
            <text:p>529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08">
            <text:p>1415405808</text:p>
          </table:table-cell>
          <table:table-cell table:formula="of:=[.A227]-[.$A$2]" office:value-type="float" office:value="532">
            <text:p>532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11">
            <text:p>1415405811</text:p>
          </table:table-cell>
          <table:table-cell table:formula="of:=[.A228]-[.$A$2]" office:value-type="float" office:value="535">
            <text:p>535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13">
            <text:p>1415405813</text:p>
          </table:table-cell>
          <table:table-cell table:formula="of:=[.A229]-[.$A$2]" office:value-type="float" office:value="537">
            <text:p>537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16">
            <text:p>1415405816</text:p>
          </table:table-cell>
          <table:table-cell table:formula="of:=[.A230]-[.$A$2]" office:value-type="float" office:value="540">
            <text:p>540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19">
            <text:p>1415405819</text:p>
          </table:table-cell>
          <table:table-cell table:formula="of:=[.A231]-[.$A$2]" office:value-type="float" office:value="543">
            <text:p>543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21">
            <text:p>1415405821</text:p>
          </table:table-cell>
          <table:table-cell table:formula="of:=[.A232]-[.$A$2]" office:value-type="float" office:value="545">
            <text:p>545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24">
            <text:p>1415405824</text:p>
          </table:table-cell>
          <table:table-cell table:formula="of:=[.A233]-[.$A$2]" office:value-type="float" office:value="548">
            <text:p>548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26">
            <text:p>1415405826</text:p>
          </table:table-cell>
          <table:table-cell table:formula="of:=[.A234]-[.$A$2]" office:value-type="float" office:value="550">
            <text:p>550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29">
            <text:p>1415405829</text:p>
          </table:table-cell>
          <table:table-cell table:formula="of:=[.A235]-[.$A$2]" office:value-type="float" office:value="553">
            <text:p>553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32">
            <text:p>1415405832</text:p>
          </table:table-cell>
          <table:table-cell table:formula="of:=[.A236]-[.$A$2]" office:value-type="float" office:value="556">
            <text:p>556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34">
            <text:p>1415405834</text:p>
          </table:table-cell>
          <table:table-cell table:formula="of:=[.A237]-[.$A$2]" office:value-type="float" office:value="558">
            <text:p>558</text:p>
          </table:table-cell>
          <table:table-cell table:number-columns-repeated="164" office:value-type="float" office:value="0">
            <text:p>0</text:p>
          </table:table-cell>
        </table:table-row>
        <table:table-row table:style-name="ro1">
          <table:table-cell office:value-type="float" office:value="1415405837">
            <text:p>1415405837</text:p>
          </table:table-cell>
          <table:table-cell table:formula="of:=[.A238]-[.$A$2]" office:value-type="float" office:value="561">
            <text:p>561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39">
            <text:p>1415405839</text:p>
          </table:table-cell>
          <table:table-cell table:formula="of:=[.A239]-[.$A$2]" office:value-type="float" office:value="563">
            <text:p>563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42">
            <text:p>1415405842</text:p>
          </table:table-cell>
          <table:table-cell table:formula="of:=[.A240]-[.$A$2]" office:value-type="float" office:value="566">
            <text:p>566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45">
            <text:p>1415405845</text:p>
          </table:table-cell>
          <table:table-cell table:formula="of:=[.A241]-[.$A$2]" office:value-type="float" office:value="569">
            <text:p>569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47">
            <text:p>1415405847</text:p>
          </table:table-cell>
          <table:table-cell table:formula="of:=[.A242]-[.$A$2]" office:value-type="float" office:value="571">
            <text:p>571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0">
            <text:p>1415405850</text:p>
          </table:table-cell>
          <table:table-cell table:formula="of:=[.A243]-[.$A$2]" office:value-type="float" office:value="574">
            <text:p>574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3">
            <text:p>1415405853</text:p>
          </table:table-cell>
          <table:table-cell table:formula="of:=[.A244]-[.$A$2]" office:value-type="float" office:value="577">
            <text:p>577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5">
            <text:p>1415405855</text:p>
          </table:table-cell>
          <table:table-cell table:formula="of:=[.A245]-[.$A$2]" office:value-type="float" office:value="579">
            <text:p>579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8">
            <text:p>1415405858</text:p>
          </table:table-cell>
          <table:table-cell table:formula="of:=[.A246]-[.$A$2]" office:value-type="float" office:value="582">
            <text:p>582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61">
            <text:p>1415405861</text:p>
          </table:table-cell>
          <table:table-cell table:formula="of:=[.A247]-[.$A$2]" office:value-type="float" office:value="585">
            <text:p>585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63">
            <text:p>1415405863</text:p>
          </table:table-cell>
          <table:table-cell table:formula="of:=[.A248]-[.$A$2]" office:value-type="float" office:value="587">
            <text:p>587</text:p>
          </table:table-cell>
          <table:table-cell table:number-columns-repeated="4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3" office:value-type="float" office:value="0">
            <text:p>0</text:p>
          </table:table-cell>
        </table:table-row>
        <table:table-row table:style-name="ro1">
          <table:table-cell office:value-type="float" office:value="1415405866">
            <text:p>1415405866</text:p>
          </table:table-cell>
          <table:table-cell table:formula="of:=[.A249]-[.$A$2]" office:value-type="float" office:value="590">
            <text:p>59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0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68">
            <text:p>1415405868</text:p>
          </table:table-cell>
          <table:table-cell table:formula="of:=[.A250]-[.$A$2]" office:value-type="float" office:value="592">
            <text:p>592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1">
            <text:p>1415405871</text:p>
          </table:table-cell>
          <table:table-cell table:formula="of:=[.A251]-[.$A$2]" office:value-type="float" office:value="595">
            <text:p>595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4">
            <text:p>1415405874</text:p>
          </table:table-cell>
          <table:table-cell table:formula="of:=[.A252]-[.$A$2]" office:value-type="float" office:value="598">
            <text:p>598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6">
            <text:p>1415405876</text:p>
          </table:table-cell>
          <table:table-cell table:formula="of:=[.A253]-[.$A$2]" office:value-type="float" office:value="600">
            <text:p>60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9">
            <text:p>1415405879</text:p>
          </table:table-cell>
          <table:table-cell table:formula="of:=[.A254]-[.$A$2]" office:value-type="float" office:value="603">
            <text:p>603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1">
            <text:p>1415405881</text:p>
          </table:table-cell>
          <table:table-cell table:formula="of:=[.A255]-[.$A$2]"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4">
            <text:p>1415405884</text:p>
          </table:table-cell>
          <table:table-cell table:formula="of:=[.A256]-[.$A$2]" office:value-type="float" office:value="608">
            <text:p>608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7">
            <text:p>1415405887</text:p>
          </table:table-cell>
          <table:table-cell table:formula="of:=[.A257]-[.$A$2]" office:value-type="float" office:value="611">
            <text:p>611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9">
            <text:p>1415405889</text:p>
          </table:table-cell>
          <table:table-cell table:formula="of:=[.A258]-[.$A$2]" office:value-type="float" office:value="613">
            <text:p>613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92">
            <text:p>1415405892</text:p>
          </table:table-cell>
          <table:table-cell table:formula="of:=[.A259]-[.$A$2]" office:value-type="float" office:value="616">
            <text:p>61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95">
            <text:p>1415405895</text:p>
          </table:table-cell>
          <table:table-cell table:formula="of:=[.A260]-[.$A$2]"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97">
            <text:p>1415405897</text:p>
          </table:table-cell>
          <table:table-cell table:formula="of:=[.A261]-[.$A$2]" office:value-type="float" office:value="621">
            <text:p>621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0">
            <text:p>1415405900</text:p>
          </table:table-cell>
          <table:table-cell table:formula="of:=[.A262]-[.$A$2]" office:value-type="float" office:value="624">
            <text:p>624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2">
            <text:p>1415405902</text:p>
          </table:table-cell>
          <table:table-cell table:formula="of:=[.A263]-[.$A$2]" office:value-type="float" office:value="626">
            <text:p>62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8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5">
            <text:p>1415405905</text:p>
          </table:table-cell>
          <table:table-cell table:formula="of:=[.A264]-[.$A$2]" office:value-type="float" office:value="629">
            <text:p>629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8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8">
            <text:p>1415405908</text:p>
          </table:table-cell>
          <table:table-cell table:formula="of:=[.A265]-[.$A$2]" office:value-type="float" office:value="632">
            <text:p>632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8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10">
            <text:p>1415405910</text:p>
          </table:table-cell>
          <table:table-cell table:formula="of:=[.A266]-[.$A$2]" office:value-type="float" office:value="634">
            <text:p>634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8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9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13">
            <text:p>1415405913</text:p>
          </table:table-cell>
          <table:table-cell table:formula="of:=[.A267]-[.$A$2]" office:value-type="float" office:value="637">
            <text:p>637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table:number-columns-repeated="2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9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415405916">
            <text:p>1415405916</text:p>
          </table:table-cell>
          <table:table-cell table:formula="of:=[.A268]-[.$A$2]" office:value-type="float" office:value="640">
            <text:p>64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table:number-columns-repeated="2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9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415405918">
            <text:p>1415405918</text:p>
          </table:table-cell>
          <table:table-cell table:formula="of:=[.A269]-[.$A$2]" office:value-type="float" office:value="642">
            <text:p>642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office:value-type="float" office:value="-83">
            <text:p>-83</text:p>
          </table:table-cell>
          <table:table-cell table:number-columns-repeated="17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2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2"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1">
            <text:p>1415405921</text:p>
          </table:table-cell>
          <table:table-cell table:formula="of:=[.A270]-[.$A$2]" office:value-type="float" office:value="645">
            <text:p>645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2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3">
            <text:p>1415405923</text:p>
          </table:table-cell>
          <table:table-cell table:formula="of:=[.A271]-[.$A$2]" office:value-type="float" office:value="647">
            <text:p>647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2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6">
            <text:p>1415405926</text:p>
          </table:table-cell>
          <table:table-cell table:formula="of:=[.A272]-[.$A$2]" office:value-type="float" office:value="650">
            <text:p>650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2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9">
            <text:p>1415405929</text:p>
          </table:table-cell>
          <table:table-cell table:formula="of:=[.A273]-[.$A$2]"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6">
            <text:p>-86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24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1">
            <text:p>1415405931</text:p>
          </table:table-cell>
          <table:table-cell table:formula="of:=[.A274]-[.$A$2]" office:value-type="float" office:value="655">
            <text:p>655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0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4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4">
            <text:p>1415405934</text:p>
          </table:table-cell>
          <table:table-cell table:formula="of:=[.A275]-[.$A$2]" office:value-type="float" office:value="658">
            <text:p>658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-87">
            <text:p>-87</text:p>
          </table:table-cell>
          <table:table-cell office:value-type="float" office:value="-76">
            <text:p>-76</text:p>
          </table:table-cell>
          <table:table-cell office:value-type="float" office:value="-86">
            <text:p>-86</text:p>
          </table:table-cell>
          <table:table-cell office:value-type="float" office:value="-87">
            <text:p>-87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4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6">
            <text:p>1415405936</text:p>
          </table:table-cell>
          <table:table-cell table:formula="of:=[.A276]-[.$A$2]" office:value-type="float" office:value="660">
            <text:p>660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0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9">
            <text:p>1415405939</text:p>
          </table:table-cell>
          <table:table-cell table:formula="of:=[.A277]-[.$A$2]" office:value-type="float" office:value="663">
            <text:p>663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0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42">
            <text:p>1415405942</text:p>
          </table:table-cell>
          <table:table-cell table:formula="of:=[.A278]-[.$A$2]" office:value-type="float" office:value="666">
            <text:p>666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0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44">
            <text:p>1415405944</text:p>
          </table:table-cell>
          <table:table-cell table:formula="of:=[.A279]-[.$A$2]" office:value-type="float" office:value="668">
            <text:p>668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0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47">
            <text:p>1415405947</text:p>
          </table:table-cell>
          <table:table-cell table:formula="of:=[.A280]-[.$A$2]" office:value-type="float" office:value="671">
            <text:p>671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2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0">
            <text:p>1415405950</text:p>
          </table:table-cell>
          <table:table-cell table:formula="of:=[.A281]-[.$A$2]" office:value-type="float" office:value="674">
            <text:p>674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2">
            <text:p>1415405952</text:p>
          </table:table-cell>
          <table:table-cell table:formula="of:=[.A282]-[.$A$2]" office:value-type="float" office:value="676">
            <text:p>676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5">
            <text:p>1415405955</text:p>
          </table:table-cell>
          <table:table-cell table:formula="of:=[.A283]-[.$A$2]" office:value-type="float" office:value="679">
            <text:p>679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7">
            <text:p>1415405957</text:p>
          </table:table-cell>
          <table:table-cell table:formula="of:=[.A284]-[.$A$2]" office:value-type="float" office:value="681">
            <text:p>681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0">
            <text:p>1415405960</text:p>
          </table:table-cell>
          <table:table-cell table:formula="of:=[.A285]-[.$A$2]" office:value-type="float" office:value="684">
            <text:p>684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3">
            <text:p>1415405963</text:p>
          </table:table-cell>
          <table:table-cell table:formula="of:=[.A286]-[.$A$2]" office:value-type="float" office:value="687">
            <text:p>687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5">
            <text:p>1415405965</text:p>
          </table:table-cell>
          <table:table-cell table:formula="of:=[.A287]-[.$A$2]" office:value-type="float" office:value="689">
            <text:p>689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8">
            <text:p>1415405968</text:p>
          </table:table-cell>
          <table:table-cell table:formula="of:=[.A288]-[.$A$2]" office:value-type="float" office:value="692">
            <text:p>692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1">
            <text:p>1415405971</text:p>
          </table:table-cell>
          <table:table-cell table:formula="of:=[.A289]-[.$A$2]" office:value-type="float" office:value="695">
            <text:p>695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3">
            <text:p>1415405973</text:p>
          </table:table-cell>
          <table:table-cell table:formula="of:=[.A290]-[.$A$2]" office:value-type="float" office:value="697">
            <text:p>697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6">
            <text:p>1415405976</text:p>
          </table:table-cell>
          <table:table-cell table:formula="of:=[.A291]-[.$A$2]" office:value-type="float" office:value="700">
            <text:p>700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2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5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8">
            <text:p>1415405978</text:p>
          </table:table-cell>
          <table:table-cell table:formula="of:=[.A292]-[.$A$2]" office:value-type="float" office:value="702">
            <text:p>702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7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7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0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1">
            <text:p>1415405981</text:p>
          </table:table-cell>
          <table:table-cell table:formula="of:=[.A293]-[.$A$2]" office:value-type="float" office:value="705">
            <text:p>705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7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3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4">
            <text:p>1415405984</text:p>
          </table:table-cell>
          <table:table-cell table:formula="of:=[.A294]-[.$A$2]" office:value-type="float" office:value="708">
            <text:p>708</text:p>
          </table:table-cell>
          <table:table-cell table:number-columns-repeated="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7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2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6">
            <text:p>1415405986</text:p>
          </table:table-cell>
          <table:table-cell table:formula="of:=[.A295]-[.$A$2]" office:value-type="float" office:value="710">
            <text:p>710</text:p>
          </table:table-cell>
          <table:table-cell table:number-columns-repeated="2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7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33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9">
            <text:p>1415405989</text:p>
          </table:table-cell>
          <table:table-cell table:formula="of:=[.A296]-[.$A$2]" office:value-type="float" office:value="713">
            <text:p>713</text:p>
          </table:table-cell>
          <table:table-cell table:number-columns-repeated="2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8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3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33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92">
            <text:p>1415405992</text:p>
          </table:table-cell>
          <table:table-cell table:formula="of:=[.A297]-[.$A$2]" office:value-type="float" office:value="716">
            <text:p>716</text:p>
          </table:table-cell>
          <table:table-cell table:number-columns-repeated="2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8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1415405994">
            <text:p>1415405994</text:p>
          </table:table-cell>
          <table:table-cell table:formula="of:=[.A298]-[.$A$2]" office:value-type="float" office:value="718">
            <text:p>718</text:p>
          </table:table-cell>
          <table:table-cell table:number-columns-repeated="23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5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1415405997">
            <text:p>1415405997</text:p>
          </table:table-cell>
          <table:table-cell table:formula="of:=[.A299]-[.$A$2]" office:value-type="float" office:value="721">
            <text:p>721</text:p>
          </table:table-cell>
          <table:table-cell table:number-columns-repeated="2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0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1415405999">
            <text:p>1415405999</text:p>
          </table:table-cell>
          <table:table-cell table:formula="of:=[.A300]-[.$A$2]" office:value-type="float" office:value="723">
            <text:p>723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02">
            <text:p>1415406002</text:p>
          </table:table-cell>
          <table:table-cell table:formula="of:=[.A301]-[.$A$2]" office:value-type="float" office:value="726">
            <text:p>726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05">
            <text:p>1415406005</text:p>
          </table:table-cell>
          <table:table-cell table:formula="of:=[.A302]-[.$A$2]" office:value-type="float" office:value="729">
            <text:p>729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07">
            <text:p>1415406007</text:p>
          </table:table-cell>
          <table:table-cell table:formula="of:=[.A303]-[.$A$2]" office:value-type="float" office:value="731">
            <text:p>731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0">
            <text:p>1415406010</text:p>
          </table:table-cell>
          <table:table-cell table:formula="of:=[.A304]-[.$A$2]" office:value-type="float" office:value="734">
            <text:p>734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3">
            <text:p>1415406013</text:p>
          </table:table-cell>
          <table:table-cell table:formula="of:=[.A305]-[.$A$2]" office:value-type="float" office:value="737">
            <text:p>737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2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5">
            <text:p>1415406015</text:p>
          </table:table-cell>
          <table:table-cell table:formula="of:=[.A306]-[.$A$2]" office:value-type="float" office:value="739">
            <text:p>739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86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8">
            <text:p>1415406018</text:p>
          </table:table-cell>
          <table:table-cell table:formula="of:=[.A307]-[.$A$2]" office:value-type="float" office:value="742">
            <text:p>742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29" office:value-type="float" office:value="0">
            <text:p>0</text:p>
          </table:table-cell>
        </table:table-row>
        <table:table-row table:style-name="ro1">
          <table:table-cell office:value-type="float" office:value="1415406020">
            <text:p>1415406020</text:p>
          </table:table-cell>
          <table:table-cell table:formula="of:=[.A308]-[.$A$2]" office:value-type="float" office:value="744">
            <text:p>744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1" office:value-type="float" office:value="0">
            <text:p>0</text:p>
          </table:table-cell>
        </table:table-row>
        <table:table-row table:style-name="ro1">
          <table:table-cell office:value-type="float" office:value="1415406023">
            <text:p>1415406023</text:p>
          </table:table-cell>
          <table:table-cell table:formula="of:=[.A309]-[.$A$2]" office:value-type="float" office:value="747">
            <text:p>747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1" office:value-type="float" office:value="0">
            <text:p>0</text:p>
          </table:table-cell>
        </table:table-row>
        <table:table-row table:style-name="ro1">
          <table:table-cell office:value-type="float" office:value="1415406026">
            <text:p>1415406026</text:p>
          </table:table-cell>
          <table:table-cell table:formula="of:=[.A310]-[.$A$2]" office:value-type="float" office:value="750">
            <text:p>750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71" office:value-type="float" office:value="0">
            <text:p>0</text:p>
          </table:table-cell>
        </table:table-row>
        <table:table-row table:style-name="ro1">
          <table:table-cell office:value-type="float" office:value="1415406028">
            <text:p>1415406028</text:p>
          </table:table-cell>
          <table:table-cell table:formula="of:=[.A311]-[.$A$2]" office:value-type="float" office:value="752">
            <text:p>752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1">
            <text:p>1415406031</text:p>
          </table:table-cell>
          <table:table-cell table:formula="of:=[.A312]-[.$A$2]" office:value-type="float" office:value="755">
            <text:p>755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4">
            <text:p>1415406034</text:p>
          </table:table-cell>
          <table:table-cell table:formula="of:=[.A313]-[.$A$2]" office:value-type="float" office:value="758">
            <text:p>758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55">
            <text:p>-55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6">
            <text:p>1415406036</text:p>
          </table:table-cell>
          <table:table-cell table:formula="of:=[.A314]-[.$A$2]" office:value-type="float" office:value="760">
            <text:p>760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9">
            <text:p>1415406039</text:p>
          </table:table-cell>
          <table:table-cell table:formula="of:=[.A315]-[.$A$2]" office:value-type="float" office:value="763">
            <text:p>763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1">
            <text:p>1415406041</text:p>
          </table:table-cell>
          <table:table-cell table:formula="of:=[.A316]-[.$A$2]" office:value-type="float" office:value="765">
            <text:p>765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4">
            <text:p>1415406044</text:p>
          </table:table-cell>
          <table:table-cell table:formula="of:=[.A317]-[.$A$2]" office:value-type="float" office:value="768">
            <text:p>768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7">
            <text:p>1415406047</text:p>
          </table:table-cell>
          <table:table-cell table:formula="of:=[.A318]-[.$A$2]" office:value-type="float" office:value="771">
            <text:p>771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9">
            <text:p>1415406049</text:p>
          </table:table-cell>
          <table:table-cell table:formula="of:=[.A319]-[.$A$2]" office:value-type="float" office:value="773">
            <text:p>773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5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52">
            <text:p>1415406052</text:p>
          </table:table-cell>
          <table:table-cell table:formula="of:=[.A320]-[.$A$2]" office:value-type="float" office:value="776">
            <text:p>776</text:p>
          </table:table-cell>
          <table:table-cell table:number-columns-repeated="34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54">
            <text:p>1415406054</text:p>
          </table:table-cell>
          <table:table-cell table:formula="of:=[.A321]-[.$A$2]" office:value-type="float" office:value="778">
            <text:p>778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57">
            <text:p>1415406057</text:p>
          </table:table-cell>
          <table:table-cell table:formula="of:=[.A322]-[.$A$2]" office:value-type="float" office:value="781">
            <text:p>781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0">
            <text:p>1415406060</text:p>
          </table:table-cell>
          <table:table-cell table:formula="of:=[.A323]-[.$A$2]" office:value-type="float" office:value="784">
            <text:p>784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2">
            <text:p>1415406062</text:p>
          </table:table-cell>
          <table:table-cell table:formula="of:=[.A324]-[.$A$2]" office:value-type="float" office:value="786">
            <text:p>786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5">
            <text:p>1415406065</text:p>
          </table:table-cell>
          <table:table-cell table:formula="of:=[.A325]-[.$A$2]" office:value-type="float" office:value="789">
            <text:p>789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7">
            <text:p>1415406067</text:p>
          </table:table-cell>
          <table:table-cell table:formula="of:=[.A326]-[.$A$2]" office:value-type="float" office:value="791">
            <text:p>791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0">
            <text:p>1415406070</text:p>
          </table:table-cell>
          <table:table-cell table:formula="of:=[.A327]-[.$A$2]" office:value-type="float" office:value="794">
            <text:p>794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3">
            <text:p>1415406073</text:p>
          </table:table-cell>
          <table:table-cell table:formula="of:=[.A328]-[.$A$2]" office:value-type="float" office:value="797">
            <text:p>797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5">
            <text:p>1415406075</text:p>
          </table:table-cell>
          <table:table-cell table:formula="of:=[.A329]-[.$A$2]" office:value-type="float" office:value="799">
            <text:p>799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8">
            <text:p>1415406078</text:p>
          </table:table-cell>
          <table:table-cell table:formula="of:=[.A330]-[.$A$2]" office:value-type="float" office:value="802">
            <text:p>802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1">
            <text:p>1415406081</text:p>
          </table:table-cell>
          <table:table-cell table:formula="of:=[.A331]-[.$A$2]" office:value-type="float" office:value="805">
            <text:p>805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3">
            <text:p>1415406083</text:p>
          </table:table-cell>
          <table:table-cell table:formula="of:=[.A332]-[.$A$2]" office:value-type="float" office:value="807">
            <text:p>807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6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6">
            <text:p>1415406086</text:p>
          </table:table-cell>
          <table:table-cell table:formula="of:=[.A333]-[.$A$2]" office:value-type="float" office:value="810">
            <text:p>810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30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8">
            <text:p>1415406088</text:p>
          </table:table-cell>
          <table:table-cell table:formula="of:=[.A334]-[.$A$2]" office:value-type="float" office:value="812">
            <text:p>812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91">
            <text:p>1415406091</text:p>
          </table:table-cell>
          <table:table-cell table:formula="of:=[.A335]-[.$A$2]" office:value-type="float" office:value="815">
            <text:p>815</text:p>
          </table:table-cell>
          <table:table-cell table:number-columns-repeated="36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94">
            <text:p>1415406094</text:p>
          </table:table-cell>
          <table:table-cell table:formula="of:=[.A336]-[.$A$2]" office:value-type="float" office:value="818">
            <text:p>818</text:p>
          </table:table-cell>
          <table:table-cell table:number-columns-repeated="18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7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7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96">
            <text:p>1415406096</text:p>
          </table:table-cell>
          <table:table-cell table:formula="of:=[.A337]-[.$A$2]" office:value-type="float" office:value="820">
            <text:p>820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" office:value-type="float" office:value="0">
            <text:p>0</text:p>
          </table:table-cell>
          <table:table-cell office:value-type="float" office:value="-88">
            <text:p>-88</text:p>
          </table:table-cell>
        </table:table-row>
        <table:table-row table:style-name="ro1">
          <table:table-cell office:value-type="float" office:value="1415406099">
            <text:p>1415406099</text:p>
          </table:table-cell>
          <table:table-cell table:formula="of:=[.A338]-[.$A$2]" office:value-type="float" office:value="823">
            <text:p>823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4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0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1" office:value-type="float" office:value="0">
            <text:p>0</text:p>
          </table:table-cell>
          <table:table-cell office:value-type="float" office:value="-88">
            <text:p>-88</text:p>
          </table:table-cell>
        </table:table-row>
        <table:table-row table:style-name="ro1">
          <table:table-cell office:value-type="float" office:value="1415406102">
            <text:p>1415406102</text:p>
          </table:table-cell>
          <table:table-cell table:formula="of:=[.A339]-[.$A$2]" office:value-type="float" office:value="826">
            <text:p>826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5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2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1" office:value-type="float" office:value="0">
            <text:p>0</text:p>
          </table:table-cell>
          <table:table-cell office:value-type="float" office:value="-89">
            <text:p>-89</text:p>
          </table:table-cell>
        </table:table-row>
        <table:table-row table:style-name="ro1">
          <table:table-cell office:value-type="float" office:value="1415406104">
            <text:p>1415406104</text:p>
          </table:table-cell>
          <table:table-cell table:formula="of:=[.A340]-[.$A$2]" office:value-type="float" office:value="828">
            <text:p>828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2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1" office:value-type="float" office:value="0">
            <text:p>0</text:p>
          </table:table-cell>
          <table:table-cell office:value-type="float" office:value="-84">
            <text:p>-84</text:p>
          </table:table-cell>
        </table:table-row>
        <table:table-row table:style-name="ro1">
          <table:table-cell office:value-type="float" office:value="1415406107">
            <text:p>1415406107</text:p>
          </table:table-cell>
          <table:table-cell table:formula="of:=[.A341]-[.$A$2]" office:value-type="float" office:value="831">
            <text:p>831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2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11" office:value-type="float" office:value="0">
            <text:p>0</text:p>
          </table:table-cell>
          <table:table-cell office:value-type="float" office:value="-84">
            <text:p>-84</text:p>
          </table:table-cell>
        </table:table-row>
        <table:table-row table:style-name="ro1">
          <table:table-cell office:value-type="float" office:value="1415406109">
            <text:p>1415406109</text:p>
          </table:table-cell>
          <table:table-cell table:formula="of:=[.A342]-[.$A$2]" office:value-type="float" office:value="833">
            <text:p>833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23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11" office:value-type="float" office:value="0">
            <text:p>0</text:p>
          </table:table-cell>
          <table:table-cell office:value-type="float" office:value="-81">
            <text:p>-81</text:p>
          </table:table-cell>
        </table:table-row>
        <table:table-row table:style-name="ro1">
          <table:table-cell office:value-type="float" office:value="1415406112">
            <text:p>1415406112</text:p>
          </table:table-cell>
          <table:table-cell table:formula="of:=[.A343]-[.$A$2]" office:value-type="float" office:value="836">
            <text:p>836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16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6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1" office:value-type="float" office:value="0">
            <text:p>0</text:p>
          </table:table-cell>
          <table:table-cell office:value-type="float" office:value="-78">
            <text:p>-78</text:p>
          </table:table-cell>
        </table:table-row>
        <table:table-row table:style-name="ro1">
          <table:table-cell office:value-type="float" office:value="1415406115">
            <text:p>1415406115</text:p>
          </table:table-cell>
          <table:table-cell table:formula="of:=[.A344]-[.$A$2]" office:value-type="float" office:value="839">
            <text:p>839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1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5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17">
            <text:p>1415406117</text:p>
          </table:table-cell>
          <table:table-cell table:formula="of:=[.A345]-[.$A$2]" office:value-type="float" office:value="841">
            <text:p>841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1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5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20">
            <text:p>1415406120</text:p>
          </table:table-cell>
          <table:table-cell table:formula="of:=[.A346]-[.$A$2]" office:value-type="float" office:value="844">
            <text:p>844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1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3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22">
            <text:p>1415406122</text:p>
          </table:table-cell>
          <table:table-cell table:formula="of:=[.A347]-[.$A$2]" office:value-type="float" office:value="846">
            <text:p>846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1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3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25">
            <text:p>1415406125</text:p>
          </table:table-cell>
          <table:table-cell table:formula="of:=[.A348]-[.$A$2]" office:value-type="float" office:value="849">
            <text:p>849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1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38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28">
            <text:p>1415406128</text:p>
          </table:table-cell>
          <table:table-cell table:formula="of:=[.A349]-[.$A$2]" office:value-type="float" office:value="852">
            <text:p>852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7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16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0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30">
            <text:p>1415406130</text:p>
          </table:table-cell>
          <table:table-cell table:formula="of:=[.A350]-[.$A$2]" office:value-type="float" office:value="854">
            <text:p>854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34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1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33">
            <text:p>1415406133</text:p>
          </table:table-cell>
          <table:table-cell table:formula="of:=[.A351]-[.$A$2]" office:value-type="float" office:value="857">
            <text:p>857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34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36">
            <text:p>1415406136</text:p>
          </table:table-cell>
          <table:table-cell table:formula="of:=[.A352]-[.$A$2]" office:value-type="float" office:value="860">
            <text:p>860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32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38">
            <text:p>1415406138</text:p>
          </table:table-cell>
          <table:table-cell table:formula="of:=[.A353]-[.$A$2]" office:value-type="float" office:value="862">
            <text:p>862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32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76">
            <text:p>-76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41">
            <text:p>1415406141</text:p>
          </table:table-cell>
          <table:table-cell table:formula="of:=[.A354]-[.$A$2]" office:value-type="float" office:value="865">
            <text:p>865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44">
            <text:p>1415406144</text:p>
          </table:table-cell>
          <table:table-cell table:formula="of:=[.A355]-[.$A$2]" office:value-type="float" office:value="868">
            <text:p>868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9">
            <text:p>-89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11"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46">
            <text:p>1415406146</text:p>
          </table:table-cell>
          <table:table-cell table:formula="of:=[.A356]-[.$A$2]" office:value-type="float" office:value="870">
            <text:p>870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49">
            <text:p>1415406149</text:p>
          </table:table-cell>
          <table:table-cell table:formula="of:=[.A357]-[.$A$2]" office:value-type="float" office:value="873">
            <text:p>873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85">
            <text:p>-85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52">
            <text:p>1415406152</text:p>
          </table:table-cell>
          <table:table-cell table:formula="of:=[.A358]-[.$A$2]" office:value-type="float" office:value="876">
            <text:p>876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54">
            <text:p>1415406154</text:p>
          </table:table-cell>
          <table:table-cell table:formula="of:=[.A359]-[.$A$2]" office:value-type="float" office:value="878">
            <text:p>878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6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57">
            <text:p>1415406157</text:p>
          </table:table-cell>
          <table:table-cell table:formula="of:=[.A360]-[.$A$2]" office:value-type="float" office:value="881">
            <text:p>881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8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60">
            <text:p>1415406160</text:p>
          </table:table-cell>
          <table:table-cell table:formula="of:=[.A361]-[.$A$2]" office:value-type="float" office:value="884">
            <text:p>884</text:p>
          </table:table-cell>
          <table:table-cell table:number-columns-repeated="10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7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62">
            <text:p>1415406162</text:p>
          </table:table-cell>
          <table:table-cell table:formula="of:=[.A362]-[.$A$2]" office:value-type="float" office:value="886">
            <text:p>886</text:p>
          </table:table-cell>
          <table:table-cell table:number-columns-repeated="1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65">
            <text:p>1415406165</text:p>
          </table:table-cell>
          <table:table-cell table:formula="of:=[.A363]-[.$A$2]" office:value-type="float" office:value="889">
            <text:p>889</text:p>
          </table:table-cell>
          <table:table-cell table:number-columns-repeated="1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67">
            <text:p>1415406167</text:p>
          </table:table-cell>
          <table:table-cell table:formula="of:=[.A364]-[.$A$2]" office:value-type="float" office:value="891">
            <text:p>891</text:p>
          </table:table-cell>
          <table:table-cell table:number-columns-repeated="1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3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0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70">
            <text:p>1415406170</text:p>
          </table:table-cell>
          <table:table-cell table:formula="of:=[.A365]-[.$A$2]" office:value-type="float" office:value="894">
            <text:p>894</text:p>
          </table:table-cell>
          <table:table-cell table:number-columns-repeated="1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73">
            <text:p>1415406173</text:p>
          </table:table-cell>
          <table:table-cell table:formula="of:=[.A366]-[.$A$2]" office:value-type="float" office:value="897">
            <text:p>897</text:p>
          </table:table-cell>
          <table:table-cell table:number-columns-repeated="1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75">
            <text:p>1415406175</text:p>
          </table:table-cell>
          <table:table-cell table:formula="of:=[.A367]-[.$A$2]" office:value-type="float" office:value="899">
            <text:p>899</text:p>
          </table:table-cell>
          <table:table-cell table:number-columns-repeated="1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78">
            <text:p>1415406178</text:p>
          </table:table-cell>
          <table:table-cell table:formula="of:=[.A368]-[.$A$2]" office:value-type="float" office:value="902">
            <text:p>902</text:p>
          </table:table-cell>
          <table:table-cell table:number-columns-repeated="1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21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-82">
            <text:p>-82</text:p>
          </table:table-cell>
          <table:table-cell table:number-columns-repeated="12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415406180">
            <text:p>1415406180</text:p>
          </table:table-cell>
          <table:table-cell table:formula="of:=[.A369]-[.$A$2]" office:value-type="float" office:value="904">
            <text:p>904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83">
            <text:p>1415406183</text:p>
          </table:table-cell>
          <table:table-cell table:formula="of:=[.A370]-[.$A$2]" office:value-type="float" office:value="907">
            <text:p>907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86">
            <text:p>1415406186</text:p>
          </table:table-cell>
          <table:table-cell table:formula="of:=[.A371]-[.$A$2]" office:value-type="float" office:value="910">
            <text:p>910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88">
            <text:p>1415406188</text:p>
          </table:table-cell>
          <table:table-cell table:formula="of:=[.A372]-[.$A$2]" office:value-type="float" office:value="912">
            <text:p>912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3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1">
            <text:p>1415406191</text:p>
          </table:table-cell>
          <table:table-cell table:formula="of:=[.A373]-[.$A$2]" office:value-type="float" office:value="915">
            <text:p>915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3">
            <text:p>1415406193</text:p>
          </table:table-cell>
          <table:table-cell table:formula="of:=[.A374]-[.$A$2]" office:value-type="float" office:value="917">
            <text:p>917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6">
            <text:p>1415406196</text:p>
          </table:table-cell>
          <table:table-cell table:formula="of:=[.A375]-[.$A$2]" office:value-type="float" office:value="920">
            <text:p>920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9">
            <text:p>1415406199</text:p>
          </table:table-cell>
          <table:table-cell table:formula="of:=[.A376]-[.$A$2]" office:value-type="float" office:value="923">
            <text:p>923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16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27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1">
            <text:p>1415406201</text:p>
          </table:table-cell>
          <table:table-cell table:formula="of:=[.A377]-[.$A$2]" office:value-type="float" office:value="925">
            <text:p>925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4">
            <text:p>1415406204</text:p>
          </table:table-cell>
          <table:table-cell table:formula="of:=[.A378]-[.$A$2]" office:value-type="float" office:value="928">
            <text:p>928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7">
            <text:p>1415406207</text:p>
          </table:table-cell>
          <table:table-cell table:formula="of:=[.A379]-[.$A$2]" office:value-type="float" office:value="931">
            <text:p>931</text:p>
          </table:table-cell>
          <table:table-cell table:number-columns-repeated="37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1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9">
            <text:p>1415406209</text:p>
          </table:table-cell>
          <table:table-cell table:formula="of:=[.A380]-[.$A$2]" office:value-type="float" office:value="933">
            <text:p>933</text:p>
          </table:table-cell>
          <table:table-cell table:number-columns-repeated="5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3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12">
            <text:p>1415406212</text:p>
          </table:table-cell>
          <table:table-cell table:formula="of:=[.A381]-[.$A$2]" office:value-type="float" office:value="936">
            <text:p>936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6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14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14">
            <text:p>1415406214</text:p>
          </table:table-cell>
          <table:table-cell table:formula="of:=[.A382]-[.$A$2]" office:value-type="float" office:value="938">
            <text:p>938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39" office:value-type="float" office:value="0">
            <text:p>0</text:p>
          </table:table-cell>
        </table:table-row>
        <table:table-row table:style-name="ro1">
          <table:table-cell office:value-type="float" office:value="1415406217">
            <text:p>1415406217</text:p>
          </table:table-cell>
          <table:table-cell table:formula="of:=[.A383]-[.$A$2]" office:value-type="float" office:value="941">
            <text:p>941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4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59" office:value-type="float" office:value="0">
            <text:p>0</text:p>
          </table:table-cell>
        </table:table-row>
        <table:table-row table:style-name="ro1">
          <table:table-cell office:value-type="float" office:value="1415406220">
            <text:p>1415406220</text:p>
          </table:table-cell>
          <table:table-cell table:formula="of:=[.A384]-[.$A$2]" office:value-type="float" office:value="944">
            <text:p>944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22">
            <text:p>1415406222</text:p>
          </table:table-cell>
          <table:table-cell table:formula="of:=[.A385]-[.$A$2]" office:value-type="float" office:value="946">
            <text:p>946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25">
            <text:p>1415406225</text:p>
          </table:table-cell>
          <table:table-cell table:formula="of:=[.A386]-[.$A$2]" office:value-type="float" office:value="949">
            <text:p>949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28">
            <text:p>1415406228</text:p>
          </table:table-cell>
          <table:table-cell table:formula="of:=[.A387]-[.$A$2]" office:value-type="float" office:value="952">
            <text:p>952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0">
            <text:p>1415406230</text:p>
          </table:table-cell>
          <table:table-cell table:formula="of:=[.A388]-[.$A$2]" office:value-type="float" office:value="954">
            <text:p>954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3">
            <text:p>1415406233</text:p>
          </table:table-cell>
          <table:table-cell table:formula="of:=[.A389]-[.$A$2]" office:value-type="float" office:value="957">
            <text:p>957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5">
            <text:p>1415406235</text:p>
          </table:table-cell>
          <table:table-cell table:formula="of:=[.A390]-[.$A$2]" office:value-type="float" office:value="959">
            <text:p>959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8">
            <text:p>1415406238</text:p>
          </table:table-cell>
          <table:table-cell table:formula="of:=[.A391]-[.$A$2]" office:value-type="float" office:value="962">
            <text:p>962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41">
            <text:p>1415406241</text:p>
          </table:table-cell>
          <table:table-cell table:formula="of:=[.A392]-[.$A$2]" office:value-type="float" office:value="965">
            <text:p>965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43">
            <text:p>1415406243</text:p>
          </table:table-cell>
          <table:table-cell table:formula="of:=[.A393]-[.$A$2]" office:value-type="float" office:value="967">
            <text:p>967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46">
            <text:p>1415406246</text:p>
          </table:table-cell>
          <table:table-cell table:formula="of:=[.A394]-[.$A$2]" office:value-type="float" office:value="970">
            <text:p>970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48">
            <text:p>1415406248</text:p>
          </table:table-cell>
          <table:table-cell table:formula="of:=[.A395]-[.$A$2]" office:value-type="float" office:value="972">
            <text:p>972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1">
            <text:p>1415406251</text:p>
          </table:table-cell>
          <table:table-cell table:formula="of:=[.A396]-[.$A$2]" office:value-type="float" office:value="975">
            <text:p>975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4">
            <text:p>1415406254</text:p>
          </table:table-cell>
          <table:table-cell table:formula="of:=[.A397]-[.$A$2]" office:value-type="float" office:value="978">
            <text:p>978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6">
            <text:p>1415406256</text:p>
          </table:table-cell>
          <table:table-cell table:formula="of:=[.A398]-[.$A$2]" office:value-type="float" office:value="980">
            <text:p>980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9">
            <text:p>1415406259</text:p>
          </table:table-cell>
          <table:table-cell table:formula="of:=[.A399]-[.$A$2]" office:value-type="float" office:value="983">
            <text:p>983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2">
            <text:p>1415406262</text:p>
          </table:table-cell>
          <table:table-cell table:formula="of:=[.A400]-[.$A$2]" office:value-type="float" office:value="986">
            <text:p>986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4">
            <text:p>1415406264</text:p>
          </table:table-cell>
          <table:table-cell table:formula="of:=[.A401]-[.$A$2]" office:value-type="float" office:value="988">
            <text:p>988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7">
            <text:p>1415406267</text:p>
          </table:table-cell>
          <table:table-cell table:formula="of:=[.A402]-[.$A$2]" office:value-type="float" office:value="991">
            <text:p>991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9">
            <text:p>1415406269</text:p>
          </table:table-cell>
          <table:table-cell table:formula="of:=[.A403]-[.$A$2]" office:value-type="float" office:value="993">
            <text:p>993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72">
            <text:p>1415406272</text:p>
          </table:table-cell>
          <table:table-cell table:formula="of:=[.A404]-[.$A$2]" office:value-type="float" office:value="996">
            <text:p>996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7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75">
            <text:p>1415406275</text:p>
          </table:table-cell>
          <table:table-cell table:formula="of:=[.A405]-[.$A$2]" office:value-type="float" office:value="999">
            <text:p>999</text:p>
          </table:table-cell>
          <table:table-cell table:number-columns-repeated="5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77">
            <text:p>1415406277</text:p>
          </table:table-cell>
          <table:table-cell table:formula="of:=[.A406]-[.$A$2]" office:value-type="float" office:value="1001">
            <text:p>1001</text:p>
          </table:table-cell>
          <table:table-cell table:number-columns-repeated="6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3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0">
            <text:p>1415406280</text:p>
          </table:table-cell>
          <table:table-cell table:formula="of:=[.A407]-[.$A$2]" office:value-type="float" office:value="1004">
            <text:p>1004</text:p>
          </table:table-cell>
          <table:table-cell table:number-columns-repeated="6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9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2">
            <text:p>1415406282</text:p>
          </table:table-cell>
          <table:table-cell table:formula="of:=[.A408]-[.$A$2]" office:value-type="float" office:value="1006">
            <text:p>1006</text:p>
          </table:table-cell>
          <table:table-cell table:number-columns-repeated="6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41" office:value-type="float" office:value="0">
            <text:p>0</text:p>
          </table:table-cell>
          <table:table-cell office:value-type="float" office:value="-72">
            <text:p>-72</text:p>
          </table:table-cell>
          <table:table-cell table:number-columns-repeated="3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5">
            <text:p>1415406285</text:p>
          </table:table-cell>
          <table:table-cell table:formula="of:=[.A409]-[.$A$2]" office:value-type="float" office:value="1009">
            <text:p>1009</text:p>
          </table:table-cell>
          <table:table-cell table:number-columns-repeated="65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1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39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8">
            <text:p>1415406288</text:p>
          </table:table-cell>
          <table:table-cell table:formula="of:=[.A410]-[.$A$2]" office:value-type="float" office:value="1012">
            <text:p>1012</text:p>
          </table:table-cell>
          <table:table-cell table:number-columns-repeated="65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41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0">
            <text:p>1415406290</text:p>
          </table:table-cell>
          <table:table-cell table:formula="of:=[.A411]-[.$A$2]" office:value-type="float" office:value="1014">
            <text:p>1014</text:p>
          </table:table-cell>
          <table:table-cell table:number-columns-repeated="65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41" office:value-type="float" office:value="0">
            <text:p>0</text:p>
          </table:table-cell>
          <table:table-cell office:value-type="float" office:value="-72">
            <text:p>-72</text:p>
          </table:table-cell>
          <table:table-cell table:number-columns-repeated="39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3">
            <text:p>1415406293</text:p>
          </table:table-cell>
          <table:table-cell table:formula="of:=[.A412]-[.$A$2]" office:value-type="float" office:value="1017">
            <text:p>1017</text:p>
          </table:table-cell>
          <table:table-cell table:number-columns-repeated="65" office:value-type="float" office:value="0">
            <text:p>0</text:p>
          </table:table-cell>
          <table:table-cell office:value-type="float" office:value="-69">
            <text:p>-69</text:p>
          </table:table-cell>
          <table:table-cell table:number-columns-repeated="41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9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6">
            <text:p>1415406296</text:p>
          </table:table-cell>
          <table:table-cell table:formula="of:=[.A413]-[.$A$2]" office:value-type="float" office:value="1020">
            <text:p>1020</text:p>
          </table:table-cell>
          <table:table-cell table:number-columns-repeated="6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9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8">
            <text:p>1415406298</text:p>
          </table:table-cell>
          <table:table-cell table:formula="of:=[.A414]-[.$A$2]" office:value-type="float" office:value="1022">
            <text:p>1022</text:p>
          </table:table-cell>
          <table:table-cell table:number-columns-repeated="65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41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1">
            <text:p>1415406301</text:p>
          </table:table-cell>
          <table:table-cell table:formula="of:=[.A415]-[.$A$2]" office:value-type="float" office:value="1025">
            <text:p>1025</text:p>
          </table:table-cell>
          <table:table-cell table:number-columns-repeated="65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41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3">
            <text:p>1415406303</text:p>
          </table:table-cell>
          <table:table-cell table:formula="of:=[.A416]-[.$A$2]" office:value-type="float" office:value="1027">
            <text:p>1027</text:p>
          </table:table-cell>
          <table:table-cell table:number-columns-repeated="65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1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6">
            <text:p>1415406306</text:p>
          </table:table-cell>
          <table:table-cell table:formula="of:=[.A417]-[.$A$2]" office:value-type="float" office:value="1030">
            <text:p>1030</text:p>
          </table:table-cell>
          <table:table-cell table:number-columns-repeated="65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41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9">
            <text:p>1415406309</text:p>
          </table:table-cell>
          <table:table-cell table:formula="of:=[.A418]-[.$A$2]" office:value-type="float" office:value="1033">
            <text:p>1033</text:p>
          </table:table-cell>
          <table:table-cell table:number-columns-repeated="6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1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1">
            <text:p>1415406311</text:p>
          </table:table-cell>
          <table:table-cell table:formula="of:=[.A419]-[.$A$2]" office:value-type="float" office:value="1035">
            <text:p>1035</text:p>
          </table:table-cell>
          <table:table-cell table:number-columns-repeated="6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1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4">
            <text:p>1415406314</text:p>
          </table:table-cell>
          <table:table-cell table:formula="of:=[.A420]-[.$A$2]" office:value-type="float" office:value="1038">
            <text:p>1038</text:p>
          </table:table-cell>
          <table:table-cell table:number-columns-repeated="65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41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7">
            <text:p>1415406317</text:p>
          </table:table-cell>
          <table:table-cell table:formula="of:=[.A421]-[.$A$2]" office:value-type="float" office:value="1041">
            <text:p>1041</text:p>
          </table:table-cell>
          <table:table-cell table:number-columns-repeated="65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41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9">
            <text:p>1415406319</text:p>
          </table:table-cell>
          <table:table-cell table:formula="of:=[.A422]-[.$A$2]" office:value-type="float" office:value="1043">
            <text:p>1043</text:p>
          </table:table-cell>
          <table:table-cell table:number-columns-repeated="65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1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9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22">
            <text:p>1415406322</text:p>
          </table:table-cell>
          <table:table-cell table:formula="of:=[.A423]-[.$A$2]" office:value-type="float" office:value="1046">
            <text:p>1046</text:p>
          </table:table-cell>
          <table:table-cell table:number-columns-repeated="65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1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24">
            <text:p>1415406324</text:p>
          </table:table-cell>
          <table:table-cell table:formula="of:=[.A424]-[.$A$2]" office:value-type="float" office:value="1048">
            <text:p>1048</text:p>
          </table:table-cell>
          <table:table-cell table:number-columns-repeated="65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1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27">
            <text:p>1415406327</text:p>
          </table:table-cell>
          <table:table-cell table:formula="of:=[.A425]-[.$A$2]" office:value-type="float" office:value="1051">
            <text:p>1051</text:p>
          </table:table-cell>
          <table:table-cell table:number-columns-repeated="6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1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0">
            <text:p>1415406330</text:p>
          </table:table-cell>
          <table:table-cell table:formula="of:=[.A426]-[.$A$2]" office:value-type="float" office:value="1054">
            <text:p>1054</text:p>
          </table:table-cell>
          <table:table-cell table:number-columns-repeated="6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1" office:value-type="float" office:value="0">
            <text:p>0</text:p>
          </table:table-cell>
          <table:table-cell office:value-type="float" office:value="-69">
            <text:p>-69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2">
            <text:p>1415406332</text:p>
          </table:table-cell>
          <table:table-cell table:formula="of:=[.A427]-[.$A$2]" office:value-type="float" office:value="1056">
            <text:p>1056</text:p>
          </table:table-cell>
          <table:table-cell table:number-columns-repeated="65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41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5">
            <text:p>1415406335</text:p>
          </table:table-cell>
          <table:table-cell table:formula="of:=[.A428]-[.$A$2]" office:value-type="float" office:value="1059">
            <text:p>1059</text:p>
          </table:table-cell>
          <table:table-cell table:number-columns-repeated="6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41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7">
            <text:p>1415406337</text:p>
          </table:table-cell>
          <table:table-cell table:formula="of:=[.A429]-[.$A$2]" office:value-type="float" office:value="1061">
            <text:p>1061</text:p>
          </table:table-cell>
          <table:table-cell table:number-columns-repeated="6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41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0">
            <text:p>1415406340</text:p>
          </table:table-cell>
          <table:table-cell table:formula="of:=[.A430]-[.$A$2]" office:value-type="float" office:value="1064">
            <text:p>1064</text:p>
          </table:table-cell>
          <table:table-cell table:number-columns-repeated="65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41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3">
            <text:p>1415406343</text:p>
          </table:table-cell>
          <table:table-cell table:formula="of:=[.A431]-[.$A$2]" office:value-type="float" office:value="1067">
            <text:p>1067</text:p>
          </table:table-cell>
          <table:table-cell table:number-columns-repeated="6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1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5">
            <text:p>1415406345</text:p>
          </table:table-cell>
          <table:table-cell table:formula="of:=[.A432]-[.$A$2]" office:value-type="float" office:value="1069">
            <text:p>1069</text:p>
          </table:table-cell>
          <table:table-cell table:number-columns-repeated="6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1" office:value-type="float" office:value="0">
            <text:p>0</text:p>
          </table:table-cell>
          <table:table-cell office:value-type="float" office:value="-62">
            <text:p>-62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8">
            <text:p>1415406348</text:p>
          </table:table-cell>
          <table:table-cell table:formula="of:=[.A433]-[.$A$2]" office:value-type="float" office:value="1072">
            <text:p>1072</text:p>
          </table:table-cell>
          <table:table-cell table:number-columns-repeated="65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41" office:value-type="float" office:value="0">
            <text:p>0</text:p>
          </table:table-cell>
          <table:table-cell office:value-type="float" office:value="-61">
            <text:p>-61</text:p>
          </table:table-cell>
          <table:table-cell table:number-columns-repeated="3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1">
            <text:p>1415406351</text:p>
          </table:table-cell>
          <table:table-cell table:formula="of:=[.A434]-[.$A$2]" office:value-type="float" office:value="1075">
            <text:p>1075</text:p>
          </table:table-cell>
          <table:table-cell table:number-columns-repeated="6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1" office:value-type="float" office:value="0">
            <text:p>0</text:p>
          </table:table-cell>
          <table:table-cell office:value-type="float" office:value="-67">
            <text:p>-67</text:p>
          </table:table-cell>
          <table:table-cell table:number-columns-repeated="39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3">
            <text:p>1415406353</text:p>
          </table:table-cell>
          <table:table-cell table:formula="of:=[.A435]-[.$A$2]" office:value-type="float" office:value="1077">
            <text:p>1077</text:p>
          </table:table-cell>
          <table:table-cell table:number-columns-repeated="6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1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6">
            <text:p>1415406356</text:p>
          </table:table-cell>
          <table:table-cell table:formula="of:=[.A436]-[.$A$2]" office:value-type="float" office:value="1080">
            <text:p>1080</text:p>
          </table:table-cell>
          <table:table-cell table:number-columns-repeated="65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41" office:value-type="float" office:value="0">
            <text:p>0</text:p>
          </table:table-cell>
          <table:table-cell office:value-type="float" office:value="-62">
            <text:p>-62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9">
            <text:p>1415406359</text:p>
          </table:table-cell>
          <table:table-cell table:formula="of:=[.A437]-[.$A$2]" office:value-type="float" office:value="1083">
            <text:p>1083</text:p>
          </table:table-cell>
          <table:table-cell table:number-columns-repeated="6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1" office:value-type="float" office:value="0">
            <text:p>0</text:p>
          </table:table-cell>
          <table:table-cell office:value-type="float" office:value="-69">
            <text:p>-69</text:p>
          </table:table-cell>
          <table:table-cell table:number-columns-repeated="39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1">
            <text:p>1415406361</text:p>
          </table:table-cell>
          <table:table-cell table:formula="of:=[.A438]-[.$A$2]" office:value-type="float" office:value="1085">
            <text:p>1085</text:p>
          </table:table-cell>
          <table:table-cell table:number-columns-repeated="65" office:value-type="float" office:value="0">
            <text:p>0</text:p>
          </table:table-cell>
          <table:table-cell office:value-type="float" office:value="-91">
            <text:p>-91</text:p>
          </table:table-cell>
          <table:table-cell table:number-columns-repeated="41" office:value-type="float" office:value="0">
            <text:p>0</text:p>
          </table:table-cell>
          <table:table-cell office:value-type="float" office:value="-57">
            <text:p>-57</text:p>
          </table:table-cell>
          <table:table-cell table:number-columns-repeated="39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4">
            <text:p>1415406364</text:p>
          </table:table-cell>
          <table:table-cell table:formula="of:=[.A439]-[.$A$2]" office:value-type="float" office:value="1088">
            <text:p>1088</text:p>
          </table:table-cell>
          <table:table-cell table:number-columns-repeated="65" office:value-type="float" office:value="0">
            <text:p>0</text:p>
          </table:table-cell>
          <table:table-cell office:value-type="float" office:value="-89">
            <text:p>-89</text:p>
          </table:table-cell>
          <table:table-cell table:number-columns-repeated="41" office:value-type="float" office:value="0">
            <text:p>0</text:p>
          </table:table-cell>
          <table:table-cell office:value-type="float" office:value="-59">
            <text:p>-59</text:p>
          </table:table-cell>
          <table:table-cell table:number-columns-repeated="3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6">
            <text:p>1415406366</text:p>
          </table:table-cell>
          <table:table-cell table:formula="of:=[.A440]-[.$A$2]" office:value-type="float" office:value="1090">
            <text:p>1090</text:p>
          </table:table-cell>
          <table:table-cell table:number-columns-repeated="65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41" office:value-type="float" office:value="0">
            <text:p>0</text:p>
          </table:table-cell>
          <table:table-cell office:value-type="float" office:value="-44">
            <text:p>-44</text:p>
          </table:table-cell>
          <table:table-cell table:number-columns-repeated="39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9">
            <text:p>1415406369</text:p>
          </table:table-cell>
          <table:table-cell table:formula="of:=[.A441]-[.$A$2]" office:value-type="float" office:value="1093">
            <text:p>1093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9">
            <text:p>-49</text:p>
          </table:table-cell>
          <table:table-cell table:number-columns-repeated="39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2">
            <text:p>1415406372</text:p>
          </table:table-cell>
          <table:table-cell table:formula="of:=[.A442]-[.$A$2]" office:value-type="float" office:value="1096">
            <text:p>1096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56">
            <text:p>-56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4">
            <text:p>1415406374</text:p>
          </table:table-cell>
          <table:table-cell table:formula="of:=[.A443]-[.$A$2]" office:value-type="float" office:value="1098">
            <text:p>1098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7">
            <text:p>1415406377</text:p>
          </table:table-cell>
          <table:table-cell table:formula="of:=[.A444]-[.$A$2]" office:value-type="float" office:value="1101">
            <text:p>1101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9">
            <text:p>1415406379</text:p>
          </table:table-cell>
          <table:table-cell table:formula="of:=[.A445]-[.$A$2]" office:value-type="float" office:value="1103">
            <text:p>1103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82">
            <text:p>1415406382</text:p>
          </table:table-cell>
          <table:table-cell table:formula="of:=[.A446]-[.$A$2]" office:value-type="float" office:value="1106">
            <text:p>1106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85">
            <text:p>1415406385</text:p>
          </table:table-cell>
          <table:table-cell table:formula="of:=[.A447]-[.$A$2]" office:value-type="float" office:value="1109">
            <text:p>1109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87">
            <text:p>1415406387</text:p>
          </table:table-cell>
          <table:table-cell table:formula="of:=[.A448]-[.$A$2]" office:value-type="float" office:value="1111">
            <text:p>1111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0">
            <text:p>1415406390</text:p>
          </table:table-cell>
          <table:table-cell table:formula="of:=[.A449]-[.$A$2]" office:value-type="float" office:value="1114">
            <text:p>1114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3">
            <text:p>1415406393</text:p>
          </table:table-cell>
          <table:table-cell table:formula="of:=[.A450]-[.$A$2]" office:value-type="float" office:value="1117">
            <text:p>1117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5">
            <text:p>1415406395</text:p>
          </table:table-cell>
          <table:table-cell table:formula="of:=[.A451]-[.$A$2]" office:value-type="float" office:value="1119">
            <text:p>1119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8">
            <text:p>-48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8">
            <text:p>1415406398</text:p>
          </table:table-cell>
          <table:table-cell table:formula="of:=[.A452]-[.$A$2]" office:value-type="float" office:value="1122">
            <text:p>1122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0">
            <text:p>1415406400</text:p>
          </table:table-cell>
          <table:table-cell table:formula="of:=[.A453]-[.$A$2]" office:value-type="float" office:value="1124">
            <text:p>1124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3">
            <text:p>1415406403</text:p>
          </table:table-cell>
          <table:table-cell table:formula="of:=[.A454]-[.$A$2]" office:value-type="float" office:value="1127">
            <text:p>1127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6">
            <text:p>1415406406</text:p>
          </table:table-cell>
          <table:table-cell table:formula="of:=[.A455]-[.$A$2]" office:value-type="float" office:value="1130">
            <text:p>1130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8">
            <text:p>1415406408</text:p>
          </table:table-cell>
          <table:table-cell table:formula="of:=[.A456]-[.$A$2]" office:value-type="float" office:value="1132">
            <text:p>1132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1">
            <text:p>1415406411</text:p>
          </table:table-cell>
          <table:table-cell table:formula="of:=[.A457]-[.$A$2]" office:value-type="float" office:value="1135">
            <text:p>1135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4">
            <text:p>1415406414</text:p>
          </table:table-cell>
          <table:table-cell table:formula="of:=[.A458]-[.$A$2]" office:value-type="float" office:value="1138">
            <text:p>1138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6">
            <text:p>1415406416</text:p>
          </table:table-cell>
          <table:table-cell table:formula="of:=[.A459]-[.$A$2]" office:value-type="float" office:value="1140">
            <text:p>1140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9">
            <text:p>1415406419</text:p>
          </table:table-cell>
          <table:table-cell table:formula="of:=[.A460]-[.$A$2]" office:value-type="float" office:value="1143">
            <text:p>1143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1">
            <text:p>1415406421</text:p>
          </table:table-cell>
          <table:table-cell table:formula="of:=[.A461]-[.$A$2]" office:value-type="float" office:value="1145">
            <text:p>1145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4">
            <text:p>1415406424</text:p>
          </table:table-cell>
          <table:table-cell table:formula="of:=[.A462]-[.$A$2]" office:value-type="float" office:value="1148">
            <text:p>1148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7">
            <text:p>1415406427</text:p>
          </table:table-cell>
          <table:table-cell table:formula="of:=[.A463]-[.$A$2]" office:value-type="float" office:value="1151">
            <text:p>1151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9">
            <text:p>1415406429</text:p>
          </table:table-cell>
          <table:table-cell table:formula="of:=[.A464]-[.$A$2]" office:value-type="float" office:value="1153">
            <text:p>1153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32">
            <text:p>1415406432</text:p>
          </table:table-cell>
          <table:table-cell table:formula="of:=[.A465]-[.$A$2]" office:value-type="float" office:value="1156">
            <text:p>1156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34">
            <text:p>1415406434</text:p>
          </table:table-cell>
          <table:table-cell table:formula="of:=[.A466]-[.$A$2]" office:value-type="float" office:value="1158">
            <text:p>1158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37">
            <text:p>1415406437</text:p>
          </table:table-cell>
          <table:table-cell table:formula="of:=[.A467]-[.$A$2]" office:value-type="float" office:value="1161">
            <text:p>1161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4">
            <text:p>-44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0">
            <text:p>1415406440</text:p>
          </table:table-cell>
          <table:table-cell table:formula="of:=[.A468]-[.$A$2]" office:value-type="float" office:value="1164">
            <text:p>1164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2">
            <text:p>1415406442</text:p>
          </table:table-cell>
          <table:table-cell table:formula="of:=[.A469]-[.$A$2]" office:value-type="float" office:value="1166">
            <text:p>1166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5">
            <text:p>1415406445</text:p>
          </table:table-cell>
          <table:table-cell table:formula="of:=[.A470]-[.$A$2]" office:value-type="float" office:value="1169">
            <text:p>1169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8">
            <text:p>1415406448</text:p>
          </table:table-cell>
          <table:table-cell table:formula="of:=[.A471]-[.$A$2]" office:value-type="float" office:value="1172">
            <text:p>1172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54">
            <text:p>-54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0">
            <text:p>1415406450</text:p>
          </table:table-cell>
          <table:table-cell table:formula="of:=[.A472]-[.$A$2]" office:value-type="float" office:value="1174">
            <text:p>1174</text:p>
          </table:table-cell>
          <table:table-cell table:number-columns-repeated="65" office:value-type="float" office:value="0">
            <text:p>0</text:p>
          </table:table-cell>
          <table:table-cell office:value-type="float" office:value="-84">
            <text:p>-84</text:p>
          </table:table-cell>
          <table:table-cell table:number-columns-repeated="41" office:value-type="float" office:value="0">
            <text:p>0</text:p>
          </table:table-cell>
          <table:table-cell office:value-type="float" office:value="-58">
            <text:p>-58</text:p>
          </table:table-cell>
          <table:table-cell table:number-columns-repeated="39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3">
            <text:p>1415406453</text:p>
          </table:table-cell>
          <table:table-cell table:formula="of:=[.A473]-[.$A$2]" office:value-type="float" office:value="1177">
            <text:p>1177</text:p>
          </table:table-cell>
          <table:table-cell table:number-columns-repeated="6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1" office:value-type="float" office:value="0">
            <text:p>0</text:p>
          </table:table-cell>
          <table:table-cell office:value-type="float" office:value="-49">
            <text:p>-49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5">
            <text:p>1415406455</text:p>
          </table:table-cell>
          <table:table-cell table:formula="of:=[.A474]-[.$A$2]" office:value-type="float" office:value="1179">
            <text:p>1179</text:p>
          </table:table-cell>
          <table:table-cell table:number-columns-repeated="6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1" office:value-type="float" office:value="0">
            <text:p>0</text:p>
          </table:table-cell>
          <table:table-cell office:value-type="float" office:value="-49">
            <text:p>-49</text:p>
          </table:table-cell>
          <table:table-cell table:number-columns-repeated="39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8">
            <text:p>1415406458</text:p>
          </table:table-cell>
          <table:table-cell table:formula="of:=[.A475]-[.$A$2]" office:value-type="float" office:value="1182">
            <text:p>1182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8">
            <text:p>-48</text:p>
          </table:table-cell>
          <table:table-cell table:number-columns-repeated="3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1">
            <text:p>1415406461</text:p>
          </table:table-cell>
          <table:table-cell table:formula="of:=[.A476]-[.$A$2]" office:value-type="float" office:value="1185">
            <text:p>1185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8">
            <text:p>-48</text:p>
          </table:table-cell>
          <table:table-cell table:number-columns-repeated="3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3">
            <text:p>1415406463</text:p>
          </table:table-cell>
          <table:table-cell table:formula="of:=[.A477]-[.$A$2]" office:value-type="float" office:value="1187">
            <text:p>1187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9">
            <text:p>-49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6">
            <text:p>1415406466</text:p>
          </table:table-cell>
          <table:table-cell table:formula="of:=[.A478]-[.$A$2]" office:value-type="float" office:value="1190">
            <text:p>1190</text:p>
          </table:table-cell>
          <table:table-cell table:number-columns-repeated="65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41" office:value-type="float" office:value="0">
            <text:p>0</text:p>
          </table:table-cell>
          <table:table-cell office:value-type="float" office:value="-48">
            <text:p>-48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9">
            <text:p>1415406469</text:p>
          </table:table-cell>
          <table:table-cell table:formula="of:=[.A479]-[.$A$2]" office:value-type="float" office:value="1193">
            <text:p>1193</text:p>
          </table:table-cell>
          <table:table-cell table:number-columns-repeated="6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1" office:value-type="float" office:value="0">
            <text:p>0</text:p>
          </table:table-cell>
          <table:table-cell office:value-type="float" office:value="-58">
            <text:p>-58</text:p>
          </table:table-cell>
          <table:table-cell table:number-columns-repeated="39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2">
            <text:p>1415406472</text:p>
          </table:table-cell>
          <table:table-cell table:formula="of:=[.A480]-[.$A$2]" office:value-type="float" office:value="1196">
            <text:p>1196</text:p>
          </table:table-cell>
          <table:table-cell table:number-columns-repeated="65" office:value-type="float" office:value="0">
            <text:p>0</text:p>
          </table:table-cell>
          <table:table-cell office:value-type="float" office:value="-86">
            <text:p>-86</text:p>
          </table:table-cell>
          <table:table-cell table:number-columns-repeated="41" office:value-type="float" office:value="0">
            <text:p>0</text:p>
          </table:table-cell>
          <table:table-cell office:value-type="float" office:value="-54">
            <text:p>-54</text:p>
          </table:table-cell>
          <table:table-cell table:number-columns-repeated="3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4">
            <text:p>1415406474</text:p>
          </table:table-cell>
          <table:table-cell table:formula="of:=[.A481]-[.$A$2]" office:value-type="float" office:value="1198">
            <text:p>1198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50">
            <text:p>-50</text:p>
          </table:table-cell>
          <table:table-cell table:number-columns-repeated="39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7">
            <text:p>1415406477</text:p>
          </table:table-cell>
          <table:table-cell table:formula="of:=[.A482]-[.$A$2]" office:value-type="float" office:value="1201">
            <text:p>1201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55">
            <text:p>-55</text:p>
          </table:table-cell>
          <table:table-cell table:number-columns-repeated="39" office:value-type="float" office:value="0">
            <text:p>0</text:p>
          </table:table-cell>
          <table:table-cell office:value-type="float" office:value="-69">
            <text:p>-6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9">
            <text:p>1415406479</text:p>
          </table:table-cell>
          <table:table-cell table:formula="of:=[.A483]-[.$A$2]" office:value-type="float" office:value="1203">
            <text:p>1203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82">
            <text:p>1415406482</text:p>
          </table:table-cell>
          <table:table-cell table:formula="of:=[.A484]-[.$A$2]" office:value-type="float" office:value="1206">
            <text:p>1206</text:p>
          </table:table-cell>
          <table:table-cell table:number-columns-repeated="6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1" office:value-type="float" office:value="0">
            <text:p>0</text:p>
          </table:table-cell>
          <table:table-cell office:value-type="float" office:value="-51">
            <text:p>-51</text:p>
          </table:table-cell>
          <table:table-cell table:number-columns-repeated="3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85">
            <text:p>1415406485</text:p>
          </table:table-cell>
          <table:table-cell table:formula="of:=[.A485]-[.$A$2]" office:value-type="float" office:value="1209">
            <text:p>1209</text:p>
          </table:table-cell>
          <table:table-cell table:number-columns-repeated="6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1" office:value-type="float" office:value="0">
            <text:p>0</text:p>
          </table:table-cell>
          <table:table-cell office:value-type="float" office:value="-56">
            <text:p>-56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87">
            <text:p>1415406487</text:p>
          </table:table-cell>
          <table:table-cell table:formula="of:=[.A486]-[.$A$2]" office:value-type="float" office:value="1211">
            <text:p>1211</text:p>
          </table:table-cell>
          <table:table-cell table:number-columns-repeated="6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1" office:value-type="float" office:value="0">
            <text:p>0</text:p>
          </table:table-cell>
          <table:table-cell office:value-type="float" office:value="-53">
            <text:p>-53</text:p>
          </table:table-cell>
          <table:table-cell table:number-columns-repeated="39" office:value-type="float" office:value="0">
            <text:p>0</text:p>
          </table:table-cell>
          <table:table-cell office:value-type="float" office:value="-82">
            <text:p>-8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0">
            <text:p>1415406490</text:p>
          </table:table-cell>
          <table:table-cell table:formula="of:=[.A487]-[.$A$2]" office:value-type="float" office:value="1214">
            <text:p>1214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39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3">
            <text:p>1415406493</text:p>
          </table:table-cell>
          <table:table-cell table:formula="of:=[.A488]-[.$A$2]" office:value-type="float" office:value="1217">
            <text:p>1217</text:p>
          </table:table-cell>
          <table:table-cell table:number-columns-repeated="65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1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3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5">
            <text:p>1415406495</text:p>
          </table:table-cell>
          <table:table-cell table:formula="of:=[.A489]-[.$A$2]" office:value-type="float" office:value="1219">
            <text:p>1219</text:p>
          </table:table-cell>
          <table:table-cell table:number-columns-repeated="6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1" office:value-type="float" office:value="0">
            <text:p>0</text:p>
          </table:table-cell>
          <table:table-cell office:value-type="float" office:value="-53">
            <text:p>-53</text:p>
          </table:table-cell>
          <table:table-cell table:number-columns-repeated="39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8">
            <text:p>1415406498</text:p>
          </table:table-cell>
          <table:table-cell table:formula="of:=[.A490]-[.$A$2]" office:value-type="float" office:value="1222">
            <text:p>1222</text:p>
          </table:table-cell>
          <table:table-cell table:number-columns-repeated="65" office:value-type="float" office:value="0">
            <text:p>0</text:p>
          </table:table-cell>
          <table:table-cell office:value-type="float" office:value="-81">
            <text:p>-81</text:p>
          </table:table-cell>
          <table:table-cell table:number-columns-repeated="41" office:value-type="float" office:value="0">
            <text:p>0</text:p>
          </table:table-cell>
          <table:table-cell office:value-type="float" office:value="-54">
            <text:p>-54</text:p>
          </table:table-cell>
          <table:table-cell table:number-columns-repeated="39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0">
            <text:p>1415406500</text:p>
          </table:table-cell>
          <table:table-cell table:formula="of:=[.A491]-[.$A$2]" office:value-type="float" office:value="1224">
            <text:p>1224</text:p>
          </table:table-cell>
          <table:table-cell table:number-columns-repeated="65" office:value-type="float" office:value="0">
            <text:p>0</text:p>
          </table:table-cell>
          <table:table-cell office:value-type="float" office:value="-87">
            <text:p>-87</text:p>
          </table:table-cell>
          <table:table-cell table:number-columns-repeated="41" office:value-type="float" office:value="0">
            <text:p>0</text:p>
          </table:table-cell>
          <table:table-cell office:value-type="float" office:value="-63">
            <text:p>-63</text:p>
          </table:table-cell>
          <table:table-cell table:number-columns-repeated="39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3">
            <text:p>1415406503</text:p>
          </table:table-cell>
          <table:table-cell table:formula="of:=[.A492]-[.$A$2]" office:value-type="float" office:value="1227">
            <text:p>1227</text:p>
          </table:table-cell>
          <table:table-cell table:number-columns-repeated="65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1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6">
            <text:p>1415406506</text:p>
          </table:table-cell>
          <table:table-cell table:formula="of:=[.A493]-[.$A$2]" office:value-type="float" office:value="1230">
            <text:p>1230</text:p>
          </table:table-cell>
          <table:table-cell table:number-columns-repeated="65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41" office:value-type="float" office:value="0">
            <text:p>0</text:p>
          </table:table-cell>
          <table:table-cell office:value-type="float" office:value="-62">
            <text:p>-62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8">
            <text:p>1415406508</text:p>
          </table:table-cell>
          <table:table-cell table:formula="of:=[.A494]-[.$A$2]" office:value-type="float" office:value="1232">
            <text:p>1232</text:p>
          </table:table-cell>
          <table:table-cell table:number-columns-repeated="65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41" office:value-type="float" office:value="0">
            <text:p>0</text:p>
          </table:table-cell>
          <table:table-cell office:value-type="float" office:value="-66">
            <text:p>-66</text:p>
          </table:table-cell>
          <table:table-cell table:number-columns-repeated="3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1">
            <text:p>1415406511</text:p>
          </table:table-cell>
          <table:table-cell table:formula="of:=[.A495]-[.$A$2]" office:value-type="float" office:value="1235">
            <text:p>1235</text:p>
          </table:table-cell>
          <table:table-cell table:number-columns-repeated="65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41" office:value-type="float" office:value="0">
            <text:p>0</text:p>
          </table:table-cell>
          <table:table-cell office:value-type="float" office:value="-66">
            <text:p>-66</text:p>
          </table:table-cell>
          <table:table-cell table:number-columns-repeated="39" office:value-type="float" office:value="0">
            <text:p>0</text:p>
          </table:table-cell>
          <table:table-cell office:value-type="float" office:value="-77">
            <text:p>-77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4">
            <text:p>1415406514</text:p>
          </table:table-cell>
          <table:table-cell table:formula="of:=[.A496]-[.$A$2]" office:value-type="float" office:value="1238">
            <text:p>1238</text:p>
          </table:table-cell>
          <table:table-cell table:number-columns-repeated="65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41" office:value-type="float" office:value="0">
            <text:p>0</text:p>
          </table:table-cell>
          <table:table-cell office:value-type="float" office:value="-62">
            <text:p>-62</text:p>
          </table:table-cell>
          <table:table-cell table:number-columns-repeated="39" office:value-type="float" office:value="0">
            <text:p>0</text:p>
          </table:table-cell>
          <table:table-cell office:value-type="float" office:value="-76">
            <text:p>-7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6">
            <text:p>1415406516</text:p>
          </table:table-cell>
          <table:table-cell table:formula="of:=[.A497]-[.$A$2]" office:value-type="float" office:value="1240">
            <text:p>1240</text:p>
          </table:table-cell>
          <table:table-cell table:number-columns-repeated="65" office:value-type="float" office:value="0">
            <text:p>0</text:p>
          </table:table-cell>
          <table:table-cell office:value-type="float" office:value="-65">
            <text:p>-65</text:p>
          </table:table-cell>
          <table:table-cell table:number-columns-repeated="41" office:value-type="float" office:value="0">
            <text:p>0</text:p>
          </table:table-cell>
          <table:table-cell office:value-type="float" office:value="-59">
            <text:p>-59</text:p>
          </table:table-cell>
          <table:table-cell table:number-columns-repeated="39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9">
            <text:p>1415406519</text:p>
          </table:table-cell>
          <table:table-cell table:formula="of:=[.A498]-[.$A$2]" office:value-type="float" office:value="1243">
            <text:p>1243</text:p>
          </table:table-cell>
          <table:table-cell table:number-columns-repeated="65" office:value-type="float" office:value="0">
            <text:p>0</text:p>
          </table:table-cell>
          <table:table-cell office:value-type="float" office:value="-64">
            <text:p>-64</text:p>
          </table:table-cell>
          <table:table-cell table:number-columns-repeated="41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9" office:value-type="float" office:value="0">
            <text:p>0</text:p>
          </table:table-cell>
          <table:table-cell office:value-type="float" office:value="-62">
            <text:p>-6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22">
            <text:p>1415406522</text:p>
          </table:table-cell>
          <table:table-cell table:formula="of:=[.A499]-[.$A$2]" office:value-type="float" office:value="1246">
            <text:p>1246</text:p>
          </table:table-cell>
          <table:table-cell table:number-columns-repeated="65" office:value-type="float" office:value="0">
            <text:p>0</text:p>
          </table:table-cell>
          <table:table-cell office:value-type="float" office:value="-56">
            <text:p>-56</text:p>
          </table:table-cell>
          <table:table-cell table:number-columns-repeated="41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39" office:value-type="float" office:value="0">
            <text:p>0</text:p>
          </table:table-cell>
          <table:table-cell office:value-type="float" office:value="-62">
            <text:p>-6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24">
            <text:p>1415406524</text:p>
          </table:table-cell>
          <table:table-cell table:formula="of:=[.A500]-[.$A$2]" office:value-type="float" office:value="1248">
            <text:p>1248</text:p>
          </table:table-cell>
          <table:table-cell table:number-columns-repeated="65"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41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39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27">
            <text:p>1415406527</text:p>
          </table:table-cell>
          <table:table-cell table:formula="of:=[.A501]-[.$A$2]" office:value-type="float" office:value="1251">
            <text:p>1251</text:p>
          </table:table-cell>
          <table:table-cell table:number-columns-repeated="65" office:value-type="float" office:value="0">
            <text:p>0</text:p>
          </table:table-cell>
          <table:table-cell office:value-type="float" office:value="-55">
            <text:p>-55</text:p>
          </table:table-cell>
          <table:table-cell table:number-columns-repeated="41" office:value-type="float" office:value="0">
            <text:p>0</text:p>
          </table:table-cell>
          <table:table-cell office:value-type="float" office:value="-66">
            <text:p>-66</text:p>
          </table:table-cell>
          <table:table-cell table:number-columns-repeated="39" office:value-type="float" office:value="0">
            <text:p>0</text:p>
          </table:table-cell>
          <table:table-cell office:value-type="float" office:value="-59">
            <text:p>-59</text:p>
          </table:table-cell>
          <table:table-cell table:number-columns-repeated="16" office:value-type="float" office:value="0">
            <text:p>0</text:p>
          </table:table-cell>
        </table:table-row>
      </table:table>
      <table:table table:name="graph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11/15/2014</text:date>, <text:time>12:3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12:32:52.55</dc:date>
    <dc:creator>Doug Johnson</dc:creator>
    <meta:document-statistic meta:table-count="2" meta:cell-count="83166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739cm" svg:height="17.322cm" xlink:href=".." xlink:type="simple" chart:class="chart:scatter" chart:style-name="ch1">
        <chart:title svg:x="13.622cm" svg:y="0.482cm" chart:style-name="ch2">
          <text:p>RSSI values</text:p>
        </chart:title>
        <chart:legend chart:legend-position="end" svg:x="25.643cm" svg:y="2.323cm" style:legend-expansion="high" chart:style-name="ch3"/>
        <chart:plot-area chart:style-name="ch4" table:cell-range-address="Sheet1.B1:Sheet1.Z501" chart:data-source-has-labels="row" svg:x="1.044cm" svg:y="2.299cm" svg:width="23.411cm" svg:height="13.669cm">
          <chartooo:coordinate-region svg:x="1.956cm" svg:y="2.511cm" svg:width="22.127cm" svg:height="13.246cm"/>
          <chart:axis chart:dimension="x" chart:name="primary-x" chart:style-name="ch5">
            <chart:title svg:x="12.176cm" svg:y="16.315cm" chart:style-name="ch6">
              <text:p>Delta T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2:Sheet1.C501" chart:label-cell-address="Sheet1.C1:Sheet1.C1" chart:class="chart:scatter">
            <chart:domain table:cell-range-address="Sheet1.B2:Sheet1.B501"/>
            <chart:data-point chart:repeated="500"/>
          </chart:series>
          <chart:series chart:style-name="ch9" chart:values-cell-range-address="Sheet1.D2:Sheet1.D501" chart:label-cell-address="Sheet1.D1:Sheet1.D1" chart:class="chart:scatter">
            <chart:data-point chart:repeated="500"/>
          </chart:series>
          <chart:series chart:style-name="ch10" chart:values-cell-range-address="Sheet1.E2:Sheet1.E501" chart:label-cell-address="Sheet1.E1:Sheet1.E1" chart:class="chart:scatter">
            <chart:data-point chart:repeated="500"/>
          </chart:series>
          <chart:series chart:style-name="ch11" chart:values-cell-range-address="Sheet1.F2:Sheet1.F501" chart:label-cell-address="Sheet1.F1:Sheet1.F1" chart:class="chart:scatter">
            <chart:data-point chart:repeated="500"/>
          </chart:series>
          <chart:series chart:style-name="ch12" chart:values-cell-range-address="Sheet1.G2:Sheet1.G501" chart:label-cell-address="Sheet1.G1:Sheet1.G1" chart:class="chart:scatter">
            <chart:data-point chart:repeated="500"/>
          </chart:series>
          <chart:series chart:style-name="ch13" chart:values-cell-range-address="Sheet1.H2:Sheet1.H501" chart:label-cell-address="Sheet1.H1:Sheet1.H1" chart:class="chart:scatter">
            <chart:data-point chart:repeated="500"/>
          </chart:series>
          <chart:series chart:style-name="ch14" chart:values-cell-range-address="Sheet1.I2:Sheet1.I501" chart:label-cell-address="Sheet1.I1:Sheet1.I1" chart:class="chart:scatter">
            <chart:data-point chart:repeated="500"/>
          </chart:series>
          <chart:series chart:style-name="ch15" chart:values-cell-range-address="Sheet1.J2:Sheet1.J501" chart:label-cell-address="Sheet1.J1:Sheet1.J1" chart:class="chart:scatter">
            <chart:data-point chart:repeated="500"/>
          </chart:series>
          <chart:series chart:style-name="ch16" chart:values-cell-range-address="Sheet1.K2:Sheet1.K501" chart:label-cell-address="Sheet1.K1:Sheet1.K1" chart:class="chart:scatter">
            <chart:data-point chart:repeated="500"/>
          </chart:series>
          <chart:series chart:style-name="ch17" chart:values-cell-range-address="Sheet1.L2:Sheet1.L501" chart:label-cell-address="Sheet1.L1:Sheet1.L1" chart:class="chart:scatter">
            <chart:data-point chart:repeated="500"/>
          </chart:series>
          <chart:series chart:style-name="ch18" chart:values-cell-range-address="Sheet1.M2:Sheet1.M501" chart:label-cell-address="Sheet1.M1:Sheet1.M1" chart:class="chart:scatter">
            <chart:data-point chart:repeated="500"/>
          </chart:series>
          <chart:series chart:style-name="ch19" chart:values-cell-range-address="Sheet1.N2:Sheet1.N501" chart:label-cell-address="Sheet1.N1:Sheet1.N1" chart:class="chart:scatter">
            <chart:data-point chart:repeated="500"/>
          </chart:series>
          <chart:series chart:style-name="ch20" chart:values-cell-range-address="Sheet1.O2:Sheet1.O501" chart:label-cell-address="Sheet1.O1:Sheet1.O1" chart:class="chart:scatter">
            <chart:data-point chart:repeated="500"/>
          </chart:series>
          <chart:series chart:style-name="ch21" chart:values-cell-range-address="Sheet1.P2:Sheet1.P501" chart:label-cell-address="Sheet1.P1:Sheet1.P1" chart:class="chart:scatter">
            <chart:data-point chart:repeated="500"/>
          </chart:series>
          <chart:series chart:style-name="ch22" chart:values-cell-range-address="Sheet1.Q2:Sheet1.Q501" chart:label-cell-address="Sheet1.Q1:Sheet1.Q1" chart:class="chart:scatter">
            <chart:data-point chart:repeated="500"/>
          </chart:series>
          <chart:series chart:style-name="ch11" chart:values-cell-range-address="Sheet1.R2:Sheet1.R501" chart:label-cell-address="Sheet1.R1:Sheet1.R1" chart:class="chart:scatter">
            <chart:data-point chart:repeated="500"/>
          </chart:series>
          <chart:series chart:style-name="ch12" chart:values-cell-range-address="Sheet1.S2:Sheet1.S501" chart:label-cell-address="Sheet1.S1:Sheet1.S1" chart:class="chart:scatter">
            <chart:data-point chart:repeated="500"/>
          </chart:series>
          <chart:series chart:style-name="ch13" chart:values-cell-range-address="Sheet1.T2:Sheet1.T501" chart:label-cell-address="Sheet1.T1:Sheet1.T1" chart:class="chart:scatter">
            <chart:data-point chart:repeated="500"/>
          </chart:series>
          <chart:series chart:style-name="ch14" chart:values-cell-range-address="Sheet1.U2:Sheet1.U501" chart:label-cell-address="Sheet1.U1:Sheet1.U1" chart:class="chart:scatter">
            <chart:data-point chart:repeated="500"/>
          </chart:series>
          <chart:series chart:style-name="ch15" chart:values-cell-range-address="Sheet1.V2:Sheet1.V501" chart:label-cell-address="Sheet1.V1:Sheet1.V1" chart:class="chart:scatter">
            <chart:data-point chart:repeated="500"/>
          </chart:series>
          <chart:series chart:style-name="ch16" chart:values-cell-range-address="Sheet1.W2:Sheet1.W501" chart:label-cell-address="Sheet1.W1:Sheet1.W1" chart:class="chart:scatter">
            <chart:data-point chart:repeated="500"/>
          </chart:series>
          <chart:series chart:style-name="ch17" chart:values-cell-range-address="Sheet1.X2:Sheet1.X501" chart:label-cell-address="Sheet1.X1:Sheet1.X1" chart:class="chart:scatter">
            <chart:data-point chart:repeated="500"/>
          </chart:series>
          <chart:series chart:style-name="ch18" chart:values-cell-range-address="Sheet1.Y2:Sheet1.Y501" chart:label-cell-address="Sheet1.Y1:Sheet1.Y1" chart:class="chart:scatter">
            <chart:data-point chart:repeated="500"/>
          </chart:series>
          <chart:series chart:style-name="ch19" chart:values-cell-range-address="Sheet1.Z2:Sheet1.Z501" chart:label-cell-address="Sheet1.Z1:Sheet1.Z1" chart:class="chart:scatter">
            <chart:data-point chart:repeated="50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c-5d-4e-00-f2-e0</text:p>
                <draw:g>
                  <svg:desc>Sheet1.C1:Sheet1.C1</svg:desc>
                </draw:g>
              </table:table-cell>
              <table:table-cell office:value-type="string">
                <text:p>00-1a-2b-3e-df-09</text:p>
                <draw:g>
                  <svg:desc>Sheet1.D1:Sheet1.D1</svg:desc>
                </draw:g>
              </table:table-cell>
              <table:table-cell office:value-type="string">
                <text:p>00-1a-2b-80-b8-86</text:p>
                <draw:g>
                  <svg:desc>Sheet1.E1:Sheet1.E1</svg:desc>
                </draw:g>
              </table:table-cell>
              <table:table-cell office:value-type="string">
                <text:p>00-24-a8-97-1b-f0</text:p>
                <draw:g>
                  <svg:desc>Sheet1.F1:Sheet1.F1</svg:desc>
                </draw:g>
              </table:table-cell>
              <table:table-cell office:value-type="string">
                <text:p>00-24-a8-97-1b-f2</text:p>
                <draw:g>
                  <svg:desc>Sheet1.G1:Sheet1.G1</svg:desc>
                </draw:g>
              </table:table-cell>
              <table:table-cell office:value-type="string">
                <text:p>00-1b-3f-8e-cc-47</text:p>
                <draw:g>
                  <svg:desc>Sheet1.H1:Sheet1.H1</svg:desc>
                </draw:g>
              </table:table-cell>
              <table:table-cell office:value-type="string">
                <text:p>8c-0c-90-3b-81-b8</text:p>
                <draw:g>
                  <svg:desc>Sheet1.I1:Sheet1.I1</svg:desc>
                </draw:g>
              </table:table-cell>
              <table:table-cell office:value-type="string">
                <text:p>00-1a-2b-50-5f-ae</text:p>
                <draw:g>
                  <svg:desc>Sheet1.J1:Sheet1.J1</svg:desc>
                </draw:g>
              </table:table-cell>
              <table:table-cell office:value-type="string">
                <text:p>00-1a-2b-50-4a-39</text:p>
                <draw:g>
                  <svg:desc>Sheet1.K1:Sheet1.K1</svg:desc>
                </draw:g>
              </table:table-cell>
              <table:table-cell office:value-type="string">
                <text:p>00-1a-2b-3e-db-27</text:p>
                <draw:g>
                  <svg:desc>Sheet1.L1:Sheet1.L1</svg:desc>
                </draw:g>
              </table:table-cell>
              <table:table-cell office:value-type="string">
                <text:p>20-e5-2a-24-dd-ff</text:p>
                <draw:g>
                  <svg:desc>Sheet1.M1:Sheet1.M1</svg:desc>
                </draw:g>
              </table:table-cell>
              <table:table-cell office:value-type="string">
                <text:p>00-1a-2b-3e-d6-4d</text:p>
                <draw:g>
                  <svg:desc>Sheet1.N1:Sheet1.N1</svg:desc>
                </draw:g>
              </table:table-cell>
              <table:table-cell office:value-type="string">
                <text:p>cc-5d-4e-01-19-38</text:p>
                <draw:g>
                  <svg:desc>Sheet1.O1:Sheet1.O1</svg:desc>
                </draw:g>
              </table:table-cell>
              <table:table-cell office:value-type="string">
                <text:p>00-1a-2b-3e-cb-c5</text:p>
                <draw:g>
                  <svg:desc>Sheet1.P1:Sheet1.P1</svg:desc>
                </draw:g>
              </table:table-cell>
              <table:table-cell office:value-type="string">
                <text:p>00-23-6a-19-01-c0</text:p>
                <draw:g>
                  <svg:desc>Sheet1.Q1:Sheet1.Q1</svg:desc>
                </draw:g>
              </table:table-cell>
              <table:table-cell office:value-type="string">
                <text:p>10-c3-7b-54-11-cc</text:p>
                <draw:g>
                  <svg:desc>Sheet1.R1:Sheet1.R1</svg:desc>
                </draw:g>
              </table:table-cell>
              <table:table-cell office:value-type="string">
                <text:p>00-23-6a-48-0d-13</text:p>
                <draw:g>
                  <svg:desc>Sheet1.S1:Sheet1.S1</svg:desc>
                </draw:g>
              </table:table-cell>
              <table:table-cell office:value-type="string">
                <text:p>2c-54-2d-38-ed-36</text:p>
                <draw:g>
                  <svg:desc>Sheet1.T1:Sheet1.T1</svg:desc>
                </draw:g>
              </table:table-cell>
              <table:table-cell office:value-type="string">
                <text:p>00-23-6a-42-32-3d</text:p>
                <draw:g>
                  <svg:desc>Sheet1.U1:Sheet1.U1</svg:desc>
                </draw:g>
              </table:table-cell>
              <table:table-cell office:value-type="string">
                <text:p>00-1a-2b-3e-ce-1a</text:p>
                <draw:g>
                  <svg:desc>Sheet1.V1:Sheet1.V1</svg:desc>
                </draw:g>
              </table:table-cell>
              <table:table-cell office:value-type="string">
                <text:p>c8-f9-f9-ec-58-71</text:p>
                <draw:g>
                  <svg:desc>Sheet1.W1:Sheet1.W1</svg:desc>
                </draw:g>
              </table:table-cell>
              <table:table-cell office:value-type="string">
                <text:p>00-0e-8e-2c-42-9c</text:p>
                <draw:g>
                  <svg:desc>Sheet1.X1:Sheet1.X1</svg:desc>
                </draw:g>
              </table:table-cell>
              <table:table-cell office:value-type="string">
                <text:p>c8-f9-f9-ec-58-70</text:p>
                <draw:g>
                  <svg:desc>Sheet1.Y1:Sheet1.Y1</svg:desc>
                </draw:g>
              </table:table-cell>
              <table:table-cell office:value-type="string">
                <text:p>12-18-d6-5b-4f-00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01</svg:desc>
                </draw:g>
              </table:table-cell>
              <table:table-cell office:value-type="float" office:value="0">
                <text:p>0</text:p>
                <draw:g>
                  <svg:desc>Sheet1.C2:Sheet1.C501</svg:desc>
                </draw:g>
              </table:table-cell>
              <table:table-cell office:value-type="float" office:value="0">
                <text:p>0</text:p>
                <draw:g>
                  <svg:desc>Sheet1.D2:Sheet1.D501</svg:desc>
                </draw:g>
              </table:table-cell>
              <table:table-cell office:value-type="float" office:value="0">
                <text:p>0</text:p>
                <draw:g>
                  <svg:desc>Sheet1.E2:Sheet1.E501</svg:desc>
                </draw:g>
              </table:table-cell>
              <table:table-cell office:value-type="float" office:value="0">
                <text:p>0</text:p>
                <draw:g>
                  <svg:desc>Sheet1.F2:Sheet1.F501</svg:desc>
                </draw:g>
              </table:table-cell>
              <table:table-cell office:value-type="float" office:value="0">
                <text:p>0</text:p>
                <draw:g>
                  <svg:desc>Sheet1.G2:Sheet1.G501</svg:desc>
                </draw:g>
              </table:table-cell>
              <table:table-cell office:value-type="float" office:value="0">
                <text:p>0</text:p>
                <draw:g>
                  <svg:desc>Sheet1.H2:Sheet1.H501</svg:desc>
                </draw:g>
              </table:table-cell>
              <table:table-cell office:value-type="float" office:value="0">
                <text:p>0</text:p>
                <draw:g>
                  <svg:desc>Sheet1.I2:Sheet1.I501</svg:desc>
                </draw:g>
              </table:table-cell>
              <table:table-cell office:value-type="float" office:value="0">
                <text:p>0</text:p>
                <draw:g>
                  <svg:desc>Sheet1.J2:Sheet1.J501</svg:desc>
                </draw:g>
              </table:table-cell>
              <table:table-cell office:value-type="float" office:value="0">
                <text:p>0</text:p>
                <draw:g>
                  <svg:desc>Sheet1.K2:Sheet1.K501</svg:desc>
                </draw:g>
              </table:table-cell>
              <table:table-cell office:value-type="float" office:value="0">
                <text:p>0</text:p>
                <draw:g>
                  <svg:desc>Sheet1.L2:Sheet1.L501</svg:desc>
                </draw:g>
              </table:table-cell>
              <table:table-cell office:value-type="float" office:value="0">
                <text:p>0</text:p>
                <draw:g>
                  <svg:desc>Sheet1.M2:Sheet1.M501</svg:desc>
                </draw:g>
              </table:table-cell>
              <table:table-cell office:value-type="float" office:value="0">
                <text:p>0</text:p>
                <draw:g>
                  <svg:desc>Sheet1.N2:Sheet1.N501</svg:desc>
                </draw:g>
              </table:table-cell>
              <table:table-cell office:value-type="float" office:value="0">
                <text:p>0</text:p>
                <draw:g>
                  <svg:desc>Sheet1.O2:Sheet1.O501</svg:desc>
                </draw:g>
              </table:table-cell>
              <table:table-cell office:value-type="float" office:value="0">
                <text:p>0</text:p>
                <draw:g>
                  <svg:desc>Sheet1.P2:Sheet1.P501</svg:desc>
                </draw:g>
              </table:table-cell>
              <table:table-cell office:value-type="float" office:value="0">
                <text:p>0</text:p>
                <draw:g>
                  <svg:desc>Sheet1.Q2:Sheet1.Q501</svg:desc>
                </draw:g>
              </table:table-cell>
              <table:table-cell office:value-type="float" office:value="0">
                <text:p>0</text:p>
                <draw:g>
                  <svg:desc>Sheet1.R2:Sheet1.R501</svg:desc>
                </draw:g>
              </table:table-cell>
              <table:table-cell office:value-type="float" office:value="0">
                <text:p>0</text:p>
                <draw:g>
                  <svg:desc>Sheet1.S2:Sheet1.S501</svg:desc>
                </draw:g>
              </table:table-cell>
              <table:table-cell office:value-type="float" office:value="0">
                <text:p>0</text:p>
                <draw:g>
                  <svg:desc>Sheet1.T2:Sheet1.T501</svg:desc>
                </draw:g>
              </table:table-cell>
              <table:table-cell office:value-type="float" office:value="0">
                <text:p>0</text:p>
                <draw:g>
                  <svg:desc>Sheet1.U2:Sheet1.U501</svg:desc>
                </draw:g>
              </table:table-cell>
              <table:table-cell office:value-type="float" office:value="0">
                <text:p>0</text:p>
                <draw:g>
                  <svg:desc>Sheet1.V2:Sheet1.V501</svg:desc>
                </draw:g>
              </table:table-cell>
              <table:table-cell office:value-type="float" office:value="0">
                <text:p>0</text:p>
                <draw:g>
                  <svg:desc>Sheet1.W2:Sheet1.W501</svg:desc>
                </draw:g>
              </table:table-cell>
              <table:table-cell office:value-type="float" office:value="0">
                <text:p>0</text:p>
                <draw:g>
                  <svg:desc>Sheet1.X2:Sheet1.X501</svg:desc>
                </draw:g>
              </table:table-cell>
              <table:table-cell office:value-type="float" office:value="0">
                <text:p>0</text:p>
                <draw:g>
                  <svg:desc>Sheet1.Y2:Sheet1.Y501</svg:desc>
                </draw:g>
              </table:table-cell>
              <table:table-cell office:value-type="float" office:value="0">
                <text:p>0</text:p>
                <draw:g>
                  <svg:desc>Sheet1.Z2:Sheet1.Z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5">
                <text:p>-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8">
                <text:p>-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69">
                <text:p>-69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-76">
                <text:p>-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3">
                <text:p>333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6">
                <text:p>336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8">
                <text:p>338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1">
                <text:p>341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3">
                <text:p>343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6">
                <text:p>346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">
                <text:p>349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1">
                <text:p>351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4">
                <text:p>354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7">
                <text:p>357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2">
                <text:p>362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4">
                <text:p>364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7">
                <text:p>367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0">
                <text:p>37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2">
                <text:p>372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5">
                <text:p>375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8">
                <text:p>378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0">
                <text:p>38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3">
                <text:p>383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8">
                <text:p>388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1">
                <text:p>391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3">
                <text:p>393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6">
                <text:p>396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9">
                <text:p>399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1">
                <text:p>401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4">
                <text:p>404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6">
                <text:p>406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9">
                <text:p>409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2">
                <text:p>412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4">
                <text:p>414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2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37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3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9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7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2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5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98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1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3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06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09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14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17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19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27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56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6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69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77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5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3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96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8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1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06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1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4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7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19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27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5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38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3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6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8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1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